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0">
      <style:table-cell-properties fo:background-color="#e6e6e6" fo:border="0.002cm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0">
      <style:table-cell-properties fo:background-color="#ffffcc" fo:border="0.002cm solid #000000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0">
      <style:table-cell-properties fo:background-color="#ffcc99" fo:border="0.002cm solid #000000"/>
    </style:style>
    <style:style style:name="ce10" style:family="table-cell" style:parent-style-name="Default" style:data-style-name="N112">
      <style:table-cell-properties fo:background-color="#e6e6ff" fo:border="0.002cm solid #000000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 style:data-style-name="N110">
      <style:table-cell-properties fo:background-color="#999999" fo:border="0.002cm solid #000000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 style:data-style-name="N11">
      <style:table-cell-properties fo:background-color="#999999" fo:border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GHIDR" table:style-name="ta1" table:print="false">
        <table:table-column table:style-name="co1" table:number-columns-repeated="25" table:default-cell-style-name="Default"/>
        <table:table-row table:style-name="ro1">
          <table:table-cell table:style-name="ce1" office:value-type="string" table:number-columns-spanned="1" table:number-rows-spanned="2">
            <text:p>GHIDR</text:p>
          </table:table-cell>
          <table:table-cell table:style-name="ce1"/>
          <table:table-cell table:style-name="ce5" office:value-type="string" table:number-columns-spanned="3" table:number-rows-spanned="1">
            <text:p>27/03 A 02/04</text:p>
          </table:table-cell>
          <table:covered-table-cell table:style-name="ce8"/>
          <table:covered-table-cell table:style-name="ce8"/>
          <table:table-cell table:style-name="ce8"/>
          <table:table-cell table:style-name="ce5" office:value-type="string" table:number-columns-spanned="3" table:number-rows-spanned="1">
            <text:p>03/04 A 09/04</text:p>
          </table:table-cell>
          <table:covered-table-cell table:style-name="ce8"/>
          <table:covered-table-cell table:style-name="ce8"/>
          <table:table-cell table:style-name="ce8"/>
          <table:table-cell table:style-name="ce5" office:value-type="string" table:number-columns-spanned="3" table:number-rows-spanned="1">
            <text:p>10/04 A 16/04</text:p>
          </table:table-cell>
          <table:covered-table-cell table:style-name="ce8"/>
          <table:covered-table-cell table:style-name="ce8"/>
          <table:table-cell table:style-name="ce8"/>
          <table:table-cell table:style-name="ce5" office:value-type="string" table:number-columns-spanned="3" table:number-rows-spanned="1">
            <text:p>17/04 A 23/04</text:p>
          </table:table-cell>
          <table:covered-table-cell table:style-name="ce8"/>
          <table:covered-table-cell table:style-name="ce8"/>
          <table:table-cell table:style-name="ce8"/>
          <table:table-cell table:style-name="ce5" office:value-type="string" table:number-columns-spanned="3" table:number-rows-spanned="1">
            <text:p>24/04 A 30/04</text:p>
          </table:table-cell>
          <table:covered-table-cell table:style-name="ce8"/>
          <table:covered-table-cell/>
          <table:table-cell/>
          <table:table-cell table:style-name="ce11" office:value-type="string" table:number-columns-spanned="3" table:number-rows-spanned="1">
            <text:p>Valores Médios (Mensal)</text:p>
          </table:table-cell>
          <table:covered-table-cell table:style-name="ce13"/>
          <table:covered-table-cell table:style-name="ce13"/>
        </table:table-row>
        <table:table-row table:style-name="ro1">
          <table:covered-table-cell/>
          <table:table-cell table:style-name="ce3" office:value-type="string">
            <text:p>ODIN</text:p>
          </table:table-cell>
          <table:table-cell table:style-name="ce3" office:value-type="string">
            <text:p>PMO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ERRO</text:p>
          </table:table-cell>
          <table:table-cell table:style-name="ce3" office:value-type="string">
            <text:p>ODIN</text:p>
          </table:table-cell>
          <table:table-cell table:style-name="ce3" office:value-type="string">
            <text:p>REV1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ERRO</text:p>
          </table:table-cell>
          <table:table-cell table:style-name="ce3" office:value-type="string">
            <text:p>ODIN</text:p>
          </table:table-cell>
          <table:table-cell table:style-name="ce3" office:value-type="string">
            <text:p>REV2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ERRO</text:p>
          </table:table-cell>
          <table:table-cell table:style-name="ce3" office:value-type="string">
            <text:p>ODIN</text:p>
          </table:table-cell>
          <table:table-cell table:style-name="ce3" office:value-type="string">
            <text:p>REV3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ERRO</text:p>
          </table:table-cell>
          <table:table-cell table:style-name="ce3" office:value-type="string">
            <text:p>ODIN</text:p>
          </table:table-cell>
          <table:table-cell table:style-name="ce3" office:value-type="string">
            <text:p>REV4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ERRO</text:p>
          </table:table-cell>
          <table:table-cell/>
          <table:table-cell table:style-name="ce3" office:value-type="string">
            <text:p>PMO Méd.</text:p>
          </table:table-cell>
          <table:table-cell table:style-name="ce3" office:value-type="string">
            <text:p>REAL Méd.</text:p>
          </table:table-cell>
          <table:table-cell table:style-name="ce3" office:value-type="string">
            <text:p>ERRO-PMO</text:p>
          </table:table-cell>
        </table:table-row>
        <table:table-row table:style-name="ro1">
          <table:table-cell table:style-name="ce2" office:value-type="string">
            <text:p>SE/CO</text:p>
          </table:table-cell>
          <table:table-cell table:style-name="ce4" office:value-type="float" office:value="30958.2">
            <text:p>30.958,2</text:p>
          </table:table-cell>
          <table:table-cell table:style-name="ce6" office:value-type="float" office:value="27575.2365">
            <text:p>27.575,2</text:p>
          </table:table-cell>
          <table:table-cell table:style-name="ce9" office:value-type="float" office:value="30304.31">
            <text:p>30.304,3</text:p>
          </table:table-cell>
          <table:table-cell table:style-name="ce10" table:formula="of:=ABS([.D3]-[.C3])/[.D3]" office:value-type="percentage" office:value="0.090055622451064">
            <text:p>9,0%</text:p>
          </table:table-cell>
          <table:table-cell table:style-name="ce4" office:value-type="float" office:value="30958.2">
            <text:p>30.958,2</text:p>
          </table:table-cell>
          <table:table-cell table:style-name="ce6" office:value-type="float" office:value="31923.302">
            <text:p>31.923,3</text:p>
          </table:table-cell>
          <table:table-cell table:style-name="ce9" office:value-type="float" office:value="29804.02">
            <text:p>29.804,0</text:p>
          </table:table-cell>
          <table:table-cell table:style-name="ce10" table:formula="of:=ABS([.H3]-[.G3])/[.H3]" office:value-type="percentage" office:value="0.0711072533168344">
            <text:p>7,1%</text:p>
          </table:table-cell>
          <table:table-cell table:style-name="ce4" office:value-type="float" office:value="30958.2">
            <text:p>30.958,2</text:p>
          </table:table-cell>
          <table:table-cell table:style-name="ce6" office:value-type="float" office:value="34299.0807">
            <text:p>34.299,1</text:p>
          </table:table-cell>
          <table:table-cell table:style-name="ce9" office:value-type="float" office:value="29891.84">
            <text:p>29.891,8</text:p>
          </table:table-cell>
          <table:table-cell table:style-name="ce10" table:formula="of:=ABS([.L3]-[.K3])/[.L3]" office:value-type="percentage" office:value="0.14743959220978">
            <text:p>14,7%</text:p>
          </table:table-cell>
          <table:table-cell table:style-name="ce4" office:value-type="float" office:value="30958.2">
            <text:p>30.958,2</text:p>
          </table:table-cell>
          <table:table-cell table:style-name="ce6" office:value-type="float" office:value="29642.1042">
            <text:p>29.642,1</text:p>
          </table:table-cell>
          <table:table-cell table:style-name="ce9" office:value-type="float" office:value="29684.3">
            <text:p>29.684,3</text:p>
          </table:table-cell>
          <table:table-cell table:style-name="ce10" table:formula="of:=ABS([.P3]-[.O3])/[.P3]" office:value-type="percentage" office:value="0.00142148543169277">
            <text:p>0,1%</text:p>
          </table:table-cell>
          <table:table-cell table:style-name="ce4" office:value-type="float" office:value="30958.2">
            <text:p>30.958,2</text:p>
          </table:table-cell>
          <table:table-cell table:style-name="ce6" office:value-type="float" office:value="30050.4065">
            <text:p>30.050,4</text:p>
          </table:table-cell>
          <table:table-cell table:style-name="ce9" office:value-type="float" office:value="30287.71">
            <text:p>30.287,7</text:p>
          </table:table-cell>
          <table:table-cell table:style-name="ce10" table:formula="of:=ABS([.T3]-[.S3])/[.T3]" office:value-type="percentage" office:value="0.00783497662913433">
            <text:p>0,8%</text:p>
          </table:table-cell>
          <table:table-cell/>
          <table:table-cell table:style-name="ce12" table:formula="of:=SUM([.C3];[.G3];[.K3];[.O3];[.S3])/5" office:value-type="float" office:value="30698.02598">
            <text:p>30.698,0</text:p>
          </table:table-cell>
          <table:table-cell table:style-name="ce12" table:formula="of:=SUM([.D3];[.H3];[.L3];[.P3];[.T3])/5" office:value-type="float" office:value="29994.436">
            <text:p>29.994,4</text:p>
          </table:table-cell>
          <table:table-cell table:style-name="ce14" table:formula="of:=SUM([.E3];[.I3];[.M3];[.Q3];[.U3])/5" office:value-type="percentage" office:value="0.0635717860077012">
            <text:p>6,36%</text:p>
          </table:table-cell>
        </table:table-row>
        <table:table-row table:style-name="ro1">
          <table:table-cell table:style-name="ce2" office:value-type="string">
            <text:p>SUL</text:p>
          </table:table-cell>
          <table:table-cell table:style-name="ce4" office:value-type="float" office:value="6004.4">
            <text:p>6.004,4</text:p>
          </table:table-cell>
          <table:table-cell table:style-name="ce6" office:value-type="float" office:value="11208.8323">
            <text:p>11.208,8</text:p>
          </table:table-cell>
          <table:table-cell table:style-name="ce9" office:value-type="float" office:value="8493.57">
            <text:p>8.493,6</text:p>
          </table:table-cell>
          <table:table-cell table:style-name="ce10" table:formula="of:=ABS([.D4]-[.C4])/[.D4]" office:value-type="percentage" office:value="0.319684455417451">
            <text:p>32,0%</text:p>
          </table:table-cell>
          <table:table-cell table:style-name="ce4" office:value-type="float" office:value="6004.4">
            <text:p>6.004,4</text:p>
          </table:table-cell>
          <table:table-cell table:style-name="ce6" office:value-type="float" office:value="9834.20490000001">
            <text:p>9.834,2</text:p>
          </table:table-cell>
          <table:table-cell table:style-name="ce9" office:value-type="float" office:value="7942.5">
            <text:p>7.942,5</text:p>
          </table:table-cell>
          <table:table-cell table:style-name="ce10" table:formula="of:=ABS([.H4]-[.G4])/[.H4]" office:value-type="percentage" office:value="0.238174995278566">
            <text:p>23,8%</text:p>
          </table:table-cell>
          <table:table-cell table:style-name="ce4" office:value-type="float" office:value="6004.4">
            <text:p>6.004,4</text:p>
          </table:table-cell>
          <table:table-cell table:style-name="ce6" office:value-type="float" office:value="7403.8839">
            <text:p>7.403,9</text:p>
          </table:table-cell>
          <table:table-cell table:style-name="ce9" office:value-type="float" office:value="8405.4">
            <text:p>8.405,4</text:p>
          </table:table-cell>
          <table:table-cell table:style-name="ce10" table:formula="of:=ABS([.L4]-[.K4])/[.L4]" office:value-type="percentage" office:value="0.119151509743736">
            <text:p>11,9%</text:p>
          </table:table-cell>
          <table:table-cell table:style-name="ce4" office:value-type="float" office:value="6004.4">
            <text:p>6.004,4</text:p>
          </table:table-cell>
          <table:table-cell table:style-name="ce6" office:value-type="float" office:value="8077.6259">
            <text:p>8.077,6</text:p>
          </table:table-cell>
          <table:table-cell table:style-name="ce9" office:value-type="float" office:value="8727.85">
            <text:p>8.727,9</text:p>
          </table:table-cell>
          <table:table-cell table:style-name="ce10" table:formula="of:=ABS([.P4]-[.O4])/[.P4]" office:value-type="percentage" office:value="0.0744999169325779">
            <text:p>7,4%</text:p>
          </table:table-cell>
          <table:table-cell table:style-name="ce4" office:value-type="float" office:value="6004.4">
            <text:p>6.004,4</text:p>
          </table:table-cell>
          <table:table-cell table:style-name="ce6" office:value-type="float" office:value="9914.1726">
            <text:p>9.914,2</text:p>
          </table:table-cell>
          <table:table-cell table:style-name="ce9" office:value-type="float" office:value="8413.35">
            <text:p>8.413,4</text:p>
          </table:table-cell>
          <table:table-cell table:style-name="ce10" table:formula="of:=ABS([.T4]-[.S4])/[.T4]" office:value-type="percentage" office:value="0.17838585105814">
            <text:p>17,8%</text:p>
          </table:table-cell>
          <table:table-cell/>
          <table:table-cell table:style-name="ce12" table:formula="of:=SUM([.C4];[.G4];[.K4];[.O4];[.S4])/5" office:value-type="float" office:value="9287.74392">
            <text:p>9.287,7</text:p>
          </table:table-cell>
          <table:table-cell table:style-name="ce12" table:formula="of:=SUM([.D4];[.H4];[.L4];[.P4];[.T4])/5" office:value-type="float" office:value="8396.534">
            <text:p>8.396,5</text:p>
          </table:table-cell>
          <table:table-cell table:style-name="ce14" table:formula="of:=SUM([.E4];[.I4];[.M4];[.Q4];[.U4])/5" office:value-type="percentage" office:value="0.185979345686094">
            <text:p>18,60%</text:p>
          </table:table-cell>
        </table:table-row>
        <table:table-row table:style-name="ro1">
          <table:table-cell table:style-name="ce2" office:value-type="string">
            <text:p>NE</text:p>
          </table:table-cell>
          <table:table-cell table:style-name="ce4" office:value-type="float" office:value="8110.5">
            <text:p>8.110,5</text:p>
          </table:table-cell>
          <table:table-cell table:style-name="ce6" office:value-type="float" office:value="5866.0719">
            <text:p>5.866,1</text:p>
          </table:table-cell>
          <table:table-cell table:style-name="ce9" office:value-type="float" office:value="5334.11">
            <text:p>5.334,1</text:p>
          </table:table-cell>
          <table:table-cell table:style-name="ce10" table:formula="of:=ABS([.D5]-[.C5])/[.D5]" office:value-type="percentage" office:value="0.0997283333114616">
            <text:p>10,0%</text:p>
          </table:table-cell>
          <table:table-cell table:style-name="ce4" office:value-type="float" office:value="8110.5">
            <text:p>8.110,5</text:p>
          </table:table-cell>
          <table:table-cell table:style-name="ce6" office:value-type="float" office:value="4371.9152">
            <text:p>4.371,9</text:p>
          </table:table-cell>
          <table:table-cell table:style-name="ce9" office:value-type="float" office:value="4867.26">
            <text:p>4.867,3</text:p>
          </table:table-cell>
          <table:table-cell table:style-name="ce10" table:formula="of:=ABS([.H5]-[.G5])/[.H5]" office:value-type="percentage" office:value="0.101770770412922">
            <text:p>10,2%</text:p>
          </table:table-cell>
          <table:table-cell table:style-name="ce4" office:value-type="float" office:value="8110.5">
            <text:p>8.110,5</text:p>
          </table:table-cell>
          <table:table-cell table:style-name="ce6" office:value-type="float" office:value="4204.1242">
            <text:p>4.204,1</text:p>
          </table:table-cell>
          <table:table-cell table:style-name="ce9" office:value-type="float" office:value="4674.25">
            <text:p>4.674,3</text:p>
          </table:table-cell>
          <table:table-cell table:style-name="ce10" table:formula="of:=ABS([.L5]-[.K5])/[.L5]" office:value-type="percentage" office:value="0.100577803925763">
            <text:p>10,1%</text:p>
          </table:table-cell>
          <table:table-cell table:style-name="ce4" office:value-type="float" office:value="8110.5">
            <text:p>8.110,5</text:p>
          </table:table-cell>
          <table:table-cell table:style-name="ce6" office:value-type="float" office:value="5393.8751">
            <text:p>5.393,9</text:p>
          </table:table-cell>
          <table:table-cell table:style-name="ce9" office:value-type="float" office:value="4966.8">
            <text:p>4.966,8</text:p>
          </table:table-cell>
          <table:table-cell table:style-name="ce10" table:formula="of:=ABS([.P5]-[.O5])/[.P5]" office:value-type="percentage" office:value="0.0859859668196827">
            <text:p>8,6%</text:p>
          </table:table-cell>
          <table:table-cell table:style-name="ce4" office:value-type="float" office:value="8110.5">
            <text:p>8.110,5</text:p>
          </table:table-cell>
          <table:table-cell table:style-name="ce6" office:value-type="float" office:value="4501.791">
            <text:p>4.501,8</text:p>
          </table:table-cell>
          <table:table-cell table:style-name="ce9" office:value-type="float" office:value="4909.21">
            <text:p>4.909,2</text:p>
          </table:table-cell>
          <table:table-cell table:style-name="ce10" table:formula="of:=ABS([.T5]-[.S5])/[.T5]" office:value-type="percentage" office:value="0.0829907459652367">
            <text:p>8,3%</text:p>
          </table:table-cell>
          <table:table-cell/>
          <table:table-cell table:style-name="ce12" table:formula="of:=SUM([.C5];[.G5];[.K5];[.O5];[.S5])/5" office:value-type="float" office:value="4867.55548">
            <text:p>4.867,6</text:p>
          </table:table-cell>
          <table:table-cell table:style-name="ce12" table:formula="of:=SUM([.D5];[.H5];[.L5];[.P5];[.T5])/5" office:value-type="float" office:value="4950.326">
            <text:p>4.950,3</text:p>
          </table:table-cell>
          <table:table-cell table:style-name="ce14" table:formula="of:=SUM([.E5];[.I5];[.M5];[.Q5];[.U5])/5" office:value-type="percentage" office:value="0.0942107240870133">
            <text:p>9,42%</text:p>
          </table:table-cell>
        </table:table-row>
        <table:table-row table:style-name="ro1">
          <table:table-cell table:style-name="ce2" office:value-type="string">
            <text:p>NORTE</text:p>
          </table:table-cell>
          <table:table-cell table:style-name="ce4" office:value-type="float" office:value="3913">
            <text:p>3.913,0</text:p>
          </table:table-cell>
          <table:table-cell table:style-name="ce6" office:value-type="float" office:value="7487.2">
            <text:p>7.487,2</text:p>
          </table:table-cell>
          <table:table-cell table:style-name="ce9" office:value-type="float" office:value="6940.76">
            <text:p>6.940,8</text:p>
          </table:table-cell>
          <table:table-cell table:style-name="ce10" table:formula="of:=ABS([.D6]-[.C6])/[.D6]" office:value-type="percentage" office:value="0.0787291305274926">
            <text:p>7,9%</text:p>
          </table:table-cell>
          <table:table-cell table:style-name="ce4" office:value-type="float" office:value="3913">
            <text:p>3.913,0</text:p>
          </table:table-cell>
          <table:table-cell table:style-name="ce6" office:value-type="float" office:value="7614.6678">
            <text:p>7.614,7</text:p>
          </table:table-cell>
          <table:table-cell table:style-name="ce9" office:value-type="float" office:value="6902.82">
            <text:p>6.902,8</text:p>
          </table:table-cell>
          <table:table-cell table:style-name="ce10" table:formula="of:=ABS([.H6]-[.G6])/[.H6]" office:value-type="percentage" office:value="0.103124201413336">
            <text:p>10,3%</text:p>
          </table:table-cell>
          <table:table-cell table:style-name="ce4" office:value-type="float" office:value="3913">
            <text:p>3.913,0</text:p>
          </table:table-cell>
          <table:table-cell table:style-name="ce6" office:value-type="float" office:value="7487.2">
            <text:p>7.487,2</text:p>
          </table:table-cell>
          <table:table-cell table:style-name="ce9" office:value-type="float" office:value="6757.52">
            <text:p>6.757,5</text:p>
          </table:table-cell>
          <table:table-cell table:style-name="ce10" table:formula="of:=ABS([.L6]-[.K6])/[.L6]" office:value-type="percentage" office:value="0.107980442529212">
            <text:p>10,8%</text:p>
          </table:table-cell>
          <table:table-cell table:style-name="ce4" office:value-type="float" office:value="3913">
            <text:p>3.913,0</text:p>
          </table:table-cell>
          <table:table-cell table:style-name="ce6" office:value-type="float" office:value="7487.2">
            <text:p>7.487,2</text:p>
          </table:table-cell>
          <table:table-cell table:style-name="ce9" office:value-type="float" office:value="7115.01">
            <text:p>7.115,0</text:p>
          </table:table-cell>
          <table:table-cell table:style-name="ce10" table:formula="of:=ABS([.P6]-[.O6])/[.P6]" office:value-type="percentage" office:value="0.0523105378629123">
            <text:p>5,2%</text:p>
          </table:table-cell>
          <table:table-cell table:style-name="ce4" office:value-type="float" office:value="3913">
            <text:p>3.913,0</text:p>
          </table:table-cell>
          <table:table-cell table:style-name="ce6" office:value-type="float" office:value="7487.2">
            <text:p>7.487,2</text:p>
          </table:table-cell>
          <table:table-cell table:style-name="ce9" office:value-type="float" office:value="7351.65">
            <text:p>7.351,7</text:p>
          </table:table-cell>
          <table:table-cell table:style-name="ce10" table:formula="of:=ABS([.T6]-[.S6])/[.T6]" office:value-type="percentage" office:value="0.0184380377194236">
            <text:p>1,8%</text:p>
          </table:table-cell>
          <table:table-cell/>
          <table:table-cell table:style-name="ce12" table:formula="of:=SUM([.C6];[.G6];[.K6];[.O6];[.S6])/5" office:value-type="float" office:value="7512.69356">
            <text:p>7.512,7</text:p>
          </table:table-cell>
          <table:table-cell table:style-name="ce12" table:formula="of:=SUM([.D6];[.H6];[.L6];[.P6];[.T6])/5" office:value-type="float" office:value="7013.552">
            <text:p>7.013,6</text:p>
          </table:table-cell>
          <table:table-cell table:style-name="ce14" table:formula="of:=SUM([.E6];[.I6];[.M6];[.Q6];[.U6])/5" office:value-type="percentage" office:value="0.0721164700104751">
            <text:p>7,21%</text:p>
          </table:table-cell>
        </table:table-row>
        <table:table-row table:style-name="ro1">
          <table:table-cell table:number-columns-repeated="25"/>
        </table:table-row>
        <table:table-row table:style-name="ro2">
          <table:table-cell table:style-name="ce1" office:value-type="string" table:number-columns-spanned="1" table:number-rows-spanned="2">
            <text:p>GHIDR</text:p>
          </table:table-cell>
          <table:table-cell table:style-name="ce1"/>
          <table:table-cell table:style-name="ce7" office:value-type="string" table:number-columns-spanned="3" table:number-rows-spanned="1">
            <text:p>01/05 a 07/05</text:p>
          </table:table-cell>
          <table:covered-table-cell table:style-name="ce8"/>
          <table:covered-table-cell table:style-name="ce8"/>
          <table:table-cell table:style-name="ce8"/>
          <table:table-cell table:style-name="ce7" office:value-type="string" table:number-columns-spanned="3" table:number-rows-spanned="1">
            <text:p>08/05 a 14/05</text:p>
          </table:table-cell>
          <table:covered-table-cell table:style-name="ce8"/>
          <table:covered-table-cell table:style-name="ce8"/>
          <table:table-cell table:style-name="ce8"/>
          <table:table-cell table:style-name="ce5" office:value-type="string" table:number-columns-spanned="3" table:number-rows-spanned="1">
            <text:p>15/05 a 21/05</text:p>
          </table:table-cell>
          <table:covered-table-cell table:style-name="ce8"/>
          <table:covered-table-cell table:style-name="ce8"/>
          <table:table-cell table:style-name="ce8"/>
          <table:table-cell table:style-name="ce5" office:value-type="string" table:number-columns-spanned="3" table:number-rows-spanned="1">
            <text:p>22/05 a 28/05</text:p>
          </table:table-cell>
          <table:covered-table-cell table:style-name="ce8"/>
          <table:covered-table-cell table:style-name="ce8"/>
          <table:table-cell table:style-name="ce8"/>
          <table:table-cell table:style-name="ce5" table:number-columns-spanned="3" table:number-rows-spanned="1"/>
          <table:covered-table-cell table:style-name="ce8"/>
          <table:covered-table-cell/>
          <table:table-cell/>
          <table:table-cell table:style-name="ce11" office:value-type="string" table:number-columns-spanned="3" table:number-rows-spanned="1">
            <text:p>Valores Médios (Mensal)</text:p>
          </table:table-cell>
          <table:covered-table-cell table:style-name="ce13"/>
          <table:covered-table-cell table:style-name="ce13"/>
        </table:table-row>
        <table:table-row table:style-name="ro1">
          <table:covered-table-cell/>
          <table:table-cell table:style-name="ce3" office:value-type="string">
            <text:p>ODIN</text:p>
          </table:table-cell>
          <table:table-cell table:style-name="ce3" office:value-type="string">
            <text:p>PMO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ERRO</text:p>
          </table:table-cell>
          <table:table-cell table:style-name="ce3" office:value-type="string">
            <text:p>ODIN</text:p>
          </table:table-cell>
          <table:table-cell table:style-name="ce3" office:value-type="string">
            <text:p>REV1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ERRO</text:p>
          </table:table-cell>
          <table:table-cell table:style-name="ce3" office:value-type="string">
            <text:p>ODIN</text:p>
          </table:table-cell>
          <table:table-cell table:style-name="ce3" office:value-type="string">
            <text:p>REV2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ERRO</text:p>
          </table:table-cell>
          <table:table-cell table:style-name="ce3" office:value-type="string">
            <text:p>ODIN</text:p>
          </table:table-cell>
          <table:table-cell table:style-name="ce3" office:value-type="string">
            <text:p>REV3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ERRO</text:p>
          </table:table-cell>
          <table:table-cell table:style-name="ce3" office:value-type="string">
            <text:p>ODIN</text:p>
          </table:table-cell>
          <table:table-cell table:style-name="ce3" office:value-type="string">
            <text:p>REV4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ERRO</text:p>
          </table:table-cell>
          <table:table-cell/>
          <table:table-cell table:style-name="ce3" office:value-type="string">
            <text:p>PMO Méd.</text:p>
          </table:table-cell>
          <table:table-cell table:style-name="ce3" office:value-type="string">
            <text:p>REAL Méd.</text:p>
          </table:table-cell>
          <table:table-cell table:style-name="ce3" office:value-type="string">
            <text:p>ERRO-PMO</text:p>
          </table:table-cell>
        </table:table-row>
        <table:table-row table:style-name="ro1">
          <table:table-cell table:style-name="ce2" office:value-type="string">
            <text:p>SE/CO</text:p>
          </table:table-cell>
          <table:table-cell table:style-name="ce4" office:value-type="float" office:value="28325.753">
            <text:p>28.325,8</text:p>
          </table:table-cell>
          <table:table-cell table:style-name="ce6" office:value-type="float" office:value="27580.3636904762">
            <text:p>27.580,4</text:p>
          </table:table-cell>
          <table:table-cell table:style-name="ce9" office:value-type="float" office:value="29129.31">
            <text:p>29.129,3</text:p>
          </table:table-cell>
          <table:table-cell table:style-name="ce10" table:formula="of:=ABS([.D10]-[.C10])/[.D10]" office:value-type="percentage" office:value="0.0531748369434018">
            <text:p>5,3%</text:p>
          </table:table-cell>
          <table:table-cell table:style-name="ce4" office:value-type="float" office:value="28325.753">
            <text:p>28.325,8</text:p>
          </table:table-cell>
          <table:table-cell table:style-name="ce6" office:value-type="float" office:value="27243.3279761905">
            <text:p>27.243,3</text:p>
          </table:table-cell>
          <table:table-cell table:style-name="ce9" office:value-type="float" office:value="27677.92">
            <text:p>27.677,9</text:p>
          </table:table-cell>
          <table:table-cell table:style-name="ce10" table:formula="of:=ABS([.H10]-[.H10])/[.H10]" office:value-type="percentage" office:value="0">
            <text:p>0,0%</text:p>
          </table:table-cell>
          <table:table-cell table:style-name="ce4" office:value-type="float" office:value="28325.753">
            <text:p>28.325,8</text:p>
          </table:table-cell>
          <table:table-cell table:style-name="ce6" office:value-type="float" office:value="26838.4386904762">
            <text:p>26.838,4</text:p>
          </table:table-cell>
          <table:table-cell table:style-name="ce9" office:value-type="float" office:value="27764.25">
            <text:p>27.764,3</text:p>
          </table:table-cell>
          <table:table-cell table:style-name="ce10" table:formula="of:=ABS([.L10]-[.K10])/[.L10]" office:value-type="percentage" office:value="0.0333454463752416">
            <text:p>3,3%</text:p>
          </table:table-cell>
          <table:table-cell table:style-name="ce4" office:value-type="float" office:value="28325.753">
            <text:p>28.325,8</text:p>
          </table:table-cell>
          <table:table-cell table:style-name="ce6" office:value-type="float" office:value="28450.3136904762">
            <text:p>28.450,3</text:p>
          </table:table-cell>
          <table:table-cell table:style-name="ce9" office:value-type="float" office:value="28616.8">
            <text:p>28.616,8</text:p>
          </table:table-cell>
          <table:table-cell table:style-name="ce10" table:formula="of:=ABS([.P10]-[.O10])/[.P10]" office:value-type="percentage" office:value="0.005817782195207">
            <text:p>0,6%</text:p>
          </table:table-cell>
          <table:table-cell table:style-name="ce4"/>
          <table:table-cell table:style-name="ce6"/>
          <table:table-cell table:style-name="ce9"/>
          <table:table-cell table:style-name="ce10"/>
          <table:table-cell/>
          <table:table-cell table:style-name="ce12" table:formula="of:=SUM([.C10];[.G10];[.K10];[.O10];[.S10])/4" office:value-type="float" office:value="27528.1110119048">
            <text:p>27.528,1</text:p>
          </table:table-cell>
          <table:table-cell table:style-name="ce12" table:formula="of:=SUM([.D10];[.H10];[.L10];[.P10];[.T10])/4" office:value-type="float" office:value="28297.07">
            <text:p>28.297,1</text:p>
          </table:table-cell>
          <table:table-cell table:style-name="ce14" table:formula="of:=SUM([.E10];[.I10];[.M10];[.Q10];[.U10])/4" office:value-type="percentage" office:value="0.0230845163784626">
            <text:p>2,31%</text:p>
          </table:table-cell>
        </table:table-row>
        <table:table-row table:style-name="ro1">
          <table:table-cell table:style-name="ce2" office:value-type="string">
            <text:p>SUL</text:p>
          </table:table-cell>
          <table:table-cell table:style-name="ce4" office:value-type="float" office:value="7610.601">
            <text:p>7.610,6</text:p>
          </table:table-cell>
          <table:table-cell table:style-name="ce6" office:value-type="float" office:value="11209.8672619048">
            <text:p>11.209,9</text:p>
          </table:table-cell>
          <table:table-cell table:style-name="ce9" office:value-type="float" office:value="8690.31">
            <text:p>8.690,3</text:p>
          </table:table-cell>
          <table:table-cell table:style-name="ce10" table:formula="of:=ABS([.D11]-[.C11])/[.D11]" office:value-type="percentage" office:value="0.289927201895536">
            <text:p>29,0%</text:p>
          </table:table-cell>
          <table:table-cell table:style-name="ce4" office:value-type="float" office:value="7610.601">
            <text:p>7.610,6</text:p>
          </table:table-cell>
          <table:table-cell table:style-name="ce6" office:value-type="float" office:value="11276.7791666667">
            <text:p>11.276,8</text:p>
          </table:table-cell>
          <table:table-cell table:style-name="ce9" office:value-type="float" office:value="9133.49">
            <text:p>9.133,5</text:p>
          </table:table-cell>
          <table:table-cell table:style-name="ce10" table:formula="of:=ABS([.H11]-[.H11])/[.H11]" office:value-type="percentage" office:value="0">
            <text:p>0,0%</text:p>
          </table:table-cell>
          <table:table-cell table:style-name="ce4" office:value-type="float" office:value="7610.601">
            <text:p>7.610,6</text:p>
          </table:table-cell>
          <table:table-cell table:style-name="ce6" office:value-type="float" office:value="11859.6202380952">
            <text:p>11.859,6</text:p>
          </table:table-cell>
          <table:table-cell table:style-name="ce9" office:value-type="float" office:value="9222.26">
            <text:p>9.222,3</text:p>
          </table:table-cell>
          <table:table-cell table:style-name="ce10" table:formula="of:=ABS([.L11]-[.K11])/[.L11]" office:value-type="percentage" office:value="0.285977649523566">
            <text:p>28,6%</text:p>
          </table:table-cell>
          <table:table-cell table:style-name="ce4" office:value-type="float" office:value="7610.601">
            <text:p>7.610,6</text:p>
          </table:table-cell>
          <table:table-cell table:style-name="ce6" office:value-type="float" office:value="12340.5928571429">
            <text:p>12.340,6</text:p>
          </table:table-cell>
          <table:table-cell table:style-name="ce9" office:value-type="float" office:value="9193.16">
            <text:p>9.193,2</text:p>
          </table:table-cell>
          <table:table-cell table:style-name="ce10" table:formula="of:=ABS([.P11]-[.O11])/[.P11]" office:value-type="percentage" office:value="0.342366809360753">
            <text:p>34,2%</text:p>
          </table:table-cell>
          <table:table-cell table:style-name="ce4"/>
          <table:table-cell table:style-name="ce6"/>
          <table:table-cell table:style-name="ce9"/>
          <table:table-cell table:style-name="ce10"/>
          <table:table-cell/>
          <table:table-cell table:style-name="ce12" table:formula="of:=SUM([.C11];[.G11];[.K11];[.O11];[.S11])/4" office:value-type="float" office:value="11671.7148809524">
            <text:p>11.671,7</text:p>
          </table:table-cell>
          <table:table-cell table:style-name="ce12" table:formula="of:=SUM([.D11];[.H11];[.L11];[.P11];[.T11])/4" office:value-type="float" office:value="9059.805">
            <text:p>9.059,8</text:p>
          </table:table-cell>
          <table:table-cell table:style-name="ce14" table:formula="of:=SUM([.E11];[.I11];[.M11];[.Q11];[.U11])/4" office:value-type="percentage" office:value="0.229567915194964">
            <text:p>22,96%</text:p>
          </table:table-cell>
        </table:table-row>
        <table:table-row table:style-name="ro1">
          <table:table-cell table:style-name="ce2" office:value-type="string">
            <text:p>NE</text:p>
          </table:table-cell>
          <table:table-cell table:style-name="ce4" office:value-type="float" office:value="5172.165">
            <text:p>5.172,2</text:p>
          </table:table-cell>
          <table:table-cell table:style-name="ce6" office:value-type="float" office:value="6024.52738095238">
            <text:p>6.024,5</text:p>
          </table:table-cell>
          <table:table-cell table:style-name="ce9" office:value-type="float" office:value="4717.95">
            <text:p>4.718,0</text:p>
          </table:table-cell>
          <table:table-cell table:style-name="ce10" table:formula="of:=ABS([.D12]-[.C12])/[.D12]" office:value-type="percentage" office:value="0.276937521794928">
            <text:p>27,7%</text:p>
          </table:table-cell>
          <table:table-cell table:style-name="ce4" office:value-type="float" office:value="5172.165">
            <text:p>5.172,2</text:p>
          </table:table-cell>
          <table:table-cell table:style-name="ce6" office:value-type="float" office:value="5055.99404761905">
            <text:p>5.056,0</text:p>
          </table:table-cell>
          <table:table-cell table:style-name="ce9" office:value-type="float" office:value="4803.71">
            <text:p>4.803,7</text:p>
          </table:table-cell>
          <table:table-cell table:style-name="ce10" table:formula="of:=ABS([.H12]-[.H12])/[.H12]" office:value-type="percentage" office:value="0">
            <text:p>0,0%</text:p>
          </table:table-cell>
          <table:table-cell table:style-name="ce4" office:value-type="float" office:value="5172.165">
            <text:p>5.172,2</text:p>
          </table:table-cell>
          <table:table-cell table:style-name="ce6" office:value-type="float" office:value="5372.31547619048">
            <text:p>5.372,3</text:p>
          </table:table-cell>
          <table:table-cell table:style-name="ce9" office:value-type="float" office:value="4448.38">
            <text:p>4.448,4</text:p>
          </table:table-cell>
          <table:table-cell table:style-name="ce10" table:formula="of:=ABS([.L12]-[.K12])/[.L12]" office:value-type="percentage" office:value="0.207701562409344">
            <text:p>20,8%</text:p>
          </table:table-cell>
          <table:table-cell table:style-name="ce4" office:value-type="float" office:value="5172.165">
            <text:p>5.172,2</text:p>
          </table:table-cell>
          <table:table-cell table:style-name="ce6" office:value-type="float" office:value="5826.40654761905">
            <text:p>5.826,4</text:p>
          </table:table-cell>
          <table:table-cell table:style-name="ce9" office:value-type="float" office:value="4794.2">
            <text:p>4.794,2</text:p>
          </table:table-cell>
          <table:table-cell table:style-name="ce10" table:formula="of:=ABS([.P12]-[.O12])/[.P12]" office:value-type="percentage" office:value="0.215303188773737">
            <text:p>21,5%</text:p>
          </table:table-cell>
          <table:table-cell table:style-name="ce4"/>
          <table:table-cell table:style-name="ce6"/>
          <table:table-cell table:style-name="ce9"/>
          <table:table-cell table:style-name="ce10"/>
          <table:table-cell/>
          <table:table-cell table:style-name="ce12" table:formula="of:=SUM([.C12];[.G12];[.K12];[.O12];[.S12])/4" office:value-type="float" office:value="5569.81086309524">
            <text:p>5.569,8</text:p>
          </table:table-cell>
          <table:table-cell table:style-name="ce12" table:formula="of:=SUM([.D12];[.H12];[.L12];[.P12];[.T12])/4" office:value-type="float" office:value="4691.06">
            <text:p>4.691,1</text:p>
          </table:table-cell>
          <table:table-cell table:style-name="ce14" table:formula="of:=SUM([.E12];[.I12];[.M12];[.Q12];[.U12])/4" office:value-type="percentage" office:value="0.174985568244502">
            <text:p>17,50%</text:p>
          </table:table-cell>
        </table:table-row>
        <table:table-row table:style-name="ro1">
          <table:table-cell table:style-name="ce2" office:value-type="string">
            <text:p>NORTE</text:p>
          </table:table-cell>
          <table:table-cell table:style-name="ce4" office:value-type="float" office:value="3931.999">
            <text:p>3.932,0</text:p>
          </table:table-cell>
          <table:table-cell table:style-name="ce6" office:value-type="float" office:value="7487.2">
            <text:p>7.487,2</text:p>
          </table:table-cell>
          <table:table-cell table:style-name="ce9" office:value-type="float" office:value="7207.31">
            <text:p>7.207,3</text:p>
          </table:table-cell>
          <table:table-cell table:style-name="ce10" table:formula="of:=ABS([.D13]-[.C13])/[.D13]" office:value-type="percentage" office:value="0.0388341836274559">
            <text:p>3,9%</text:p>
          </table:table-cell>
          <table:table-cell table:style-name="ce4" office:value-type="float" office:value="3931.999">
            <text:p>3.932,0</text:p>
          </table:table-cell>
          <table:table-cell table:style-name="ce6" office:value-type="float" office:value="7158.25357142857">
            <text:p>7.158,3</text:p>
          </table:table-cell>
          <table:table-cell table:style-name="ce9" office:value-type="float" office:value="7183.08">
            <text:p>7.183,1</text:p>
          </table:table-cell>
          <table:table-cell table:style-name="ce10" table:formula="of:=ABS([.H13]-[.H13])/[.H13]" office:value-type="percentage" office:value="0">
            <text:p>0,0%</text:p>
          </table:table-cell>
          <table:table-cell table:style-name="ce4" office:value-type="float" office:value="3931.999">
            <text:p>3.932,0</text:p>
          </table:table-cell>
          <table:table-cell table:style-name="ce6" office:value-type="float" office:value="6732.25238095238">
            <text:p>6.732,3</text:p>
          </table:table-cell>
          <table:table-cell table:style-name="ce9" office:value-type="float" office:value="6262.25">
            <text:p>6.262,3</text:p>
          </table:table-cell>
          <table:table-cell table:style-name="ce10" table:formula="of:=ABS([.L13]-[.K13])/[.L13]" office:value-type="percentage" office:value="0.0750532765303813">
            <text:p>7,5%</text:p>
          </table:table-cell>
          <table:table-cell table:style-name="ce4" office:value-type="float" office:value="3931.999">
            <text:p>3.932,0</text:p>
          </table:table-cell>
          <table:table-cell table:style-name="ce6" office:value-type="float" office:value="4576.31607142857">
            <text:p>4.576,3</text:p>
          </table:table-cell>
          <table:table-cell table:style-name="ce9" office:value-type="float" office:value="4278.18">
            <text:p>4.278,2</text:p>
          </table:table-cell>
          <table:table-cell table:style-name="ce10" table:formula="of:=ABS([.P13]-[.O13])/[.P13]" office:value-type="percentage" office:value="0.0696875941238025">
            <text:p>7,0%</text:p>
          </table:table-cell>
          <table:table-cell table:style-name="ce4"/>
          <table:table-cell table:style-name="ce6"/>
          <table:table-cell table:style-name="ce9"/>
          <table:table-cell table:style-name="ce10"/>
          <table:table-cell/>
          <table:table-cell table:style-name="ce12" table:formula="of:=SUM([.C13];[.G13];[.K13];[.O13];[.S13])/4" office:value-type="float" office:value="6488.50550595238">
            <text:p>6.488,5</text:p>
          </table:table-cell>
          <table:table-cell table:style-name="ce12" table:formula="of:=SUM([.D13];[.H13];[.L13];[.P13];[.T13])/4" office:value-type="float" office:value="6232.705">
            <text:p>6.232,7</text:p>
          </table:table-cell>
          <table:table-cell table:style-name="ce14" table:formula="of:=SUM([.E13];[.I13];[.M13];[.Q13];[.U13])/4" office:value-type="percentage" office:value="0.0458937635704099">
            <text:p>4,59%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table:number-columns-spanned="1" table:number-rows-spanned="2">
            <text:p>GHIDR</text:p>
          </table:table-cell>
          <table:table-cell table:style-name="ce1"/>
          <table:table-cell table:style-name="ce5" office:value-type="string" table:number-columns-spanned="3" table:number-rows-spanned="1">
            <text:p>29/05 A 04/06</text:p>
          </table:table-cell>
          <table:covered-table-cell table:style-name="ce8"/>
          <table:covered-table-cell table:style-name="ce8"/>
          <table:table-cell table:style-name="ce8"/>
          <table:table-cell table:style-name="ce5" office:value-type="string" table:number-columns-spanned="3" table:number-rows-spanned="1">
            <text:p>05/06 A 11/06</text:p>
          </table:table-cell>
          <table:covered-table-cell table:style-name="ce8"/>
          <table:covered-table-cell table:style-name="ce8"/>
          <table:table-cell table:style-name="ce8"/>
          <table:table-cell table:style-name="ce5" office:value-type="string" table:number-columns-spanned="3" table:number-rows-spanned="1">
            <text:p>12/06 A 18/06</text:p>
          </table:table-cell>
          <table:covered-table-cell table:style-name="ce8"/>
          <table:covered-table-cell table:style-name="ce8"/>
          <table:table-cell table:style-name="ce8"/>
          <table:table-cell table:style-name="ce5" office:value-type="string" table:number-columns-spanned="3" table:number-rows-spanned="1">
            <text:p>19/06 A 25/06</text:p>
          </table:table-cell>
          <table:covered-table-cell table:style-name="ce8"/>
          <table:covered-table-cell table:style-name="ce8"/>
          <table:table-cell table:style-name="ce8"/>
          <table:table-cell table:style-name="ce5" table:number-columns-spanned="3" table:number-rows-spanned="1"/>
          <table:covered-table-cell table:style-name="ce8"/>
          <table:covered-table-cell/>
          <table:table-cell/>
          <table:table-cell table:style-name="ce11" office:value-type="string" table:number-columns-spanned="3" table:number-rows-spanned="1">
            <text:p>Valores Médios (Mensal)</text:p>
          </table:table-cell>
          <table:covered-table-cell table:style-name="ce13"/>
          <table:covered-table-cell table:style-name="ce13"/>
        </table:table-row>
        <table:table-row table:style-name="ro1">
          <table:covered-table-cell/>
          <table:table-cell table:style-name="ce3" office:value-type="string">
            <text:p>ODIN</text:p>
          </table:table-cell>
          <table:table-cell table:style-name="ce3" office:value-type="string">
            <text:p>PMO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ERRO</text:p>
          </table:table-cell>
          <table:table-cell table:style-name="ce3" office:value-type="string">
            <text:p>ODIN</text:p>
          </table:table-cell>
          <table:table-cell table:style-name="ce3" office:value-type="string">
            <text:p>REV1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ERRO</text:p>
          </table:table-cell>
          <table:table-cell table:style-name="ce3" office:value-type="string">
            <text:p>ODIN</text:p>
          </table:table-cell>
          <table:table-cell table:style-name="ce3" office:value-type="string">
            <text:p>REV2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ERRO</text:p>
          </table:table-cell>
          <table:table-cell table:style-name="ce3" office:value-type="string">
            <text:p>ODIN</text:p>
          </table:table-cell>
          <table:table-cell table:style-name="ce3" office:value-type="string">
            <text:p>REV3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ERRO</text:p>
          </table:table-cell>
          <table:table-cell table:style-name="ce3" office:value-type="string">
            <text:p>ODIN</text:p>
          </table:table-cell>
          <table:table-cell table:style-name="ce3" office:value-type="string">
            <text:p>REV4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ERRO</text:p>
          </table:table-cell>
          <table:table-cell/>
          <table:table-cell table:style-name="ce3" office:value-type="string">
            <text:p>PMO Méd.</text:p>
          </table:table-cell>
          <table:table-cell table:style-name="ce3" office:value-type="string">
            <text:p>REAL Méd.</text:p>
          </table:table-cell>
          <table:table-cell table:style-name="ce3" office:value-type="string">
            <text:p>ERRO-PMO</text:p>
          </table:table-cell>
        </table:table-row>
        <table:table-row table:style-name="ro1">
          <table:table-cell table:style-name="ce2" office:value-type="string">
            <text:p>SE/CO</text:p>
          </table:table-cell>
          <table:table-cell table:style-name="ce4" office:value-type="float" office:value="30958.2">
            <text:p>30.958,2</text:p>
          </table:table-cell>
          <table:table-cell table:style-name="ce6" office:value-type="float" office:value="26090.3369047619">
            <text:p>26.090,3</text:p>
          </table:table-cell>
          <table:table-cell table:style-name="ce9" office:value-type="float" office:value="27867.66">
            <text:p>27.867,7</text:p>
          </table:table-cell>
          <table:table-cell table:style-name="ce10" table:formula="of:=ABS([.D17]-[.C17])/[.D17]" office:value-type="percentage" office:value="0.0637772635103951">
            <text:p>6,4%</text:p>
          </table:table-cell>
          <table:table-cell table:style-name="ce4" office:value-type="float" office:value="30958.2">
            <text:p>30.958,2</text:p>
          </table:table-cell>
          <table:table-cell table:style-name="ce6" office:value-type="float" office:value="26347.4261904762">
            <text:p>26.347,4</text:p>
          </table:table-cell>
          <table:table-cell table:style-name="ce9" office:value-type="float" office:value="27751.47">
            <text:p>27.751,5</text:p>
          </table:table-cell>
          <table:table-cell table:style-name="ce10" table:formula="of:=ABS([.H17]-[.G17])/[.H17]" office:value-type="percentage" office:value="0.0505934932284237">
            <text:p>5,1%</text:p>
          </table:table-cell>
          <table:table-cell table:style-name="ce4" office:value-type="float" office:value="30958.2">
            <text:p>30.958,2</text:p>
          </table:table-cell>
          <table:table-cell table:style-name="ce6" office:value-type="float" office:value="27668.3083333333">
            <text:p>27.668,3</text:p>
          </table:table-cell>
          <table:table-cell table:style-name="ce9" office:value-type="float" office:value="28512.05">
            <text:p>28.512,1</text:p>
          </table:table-cell>
          <table:table-cell table:style-name="ce10" table:formula="of:=ABS([.L17]-[.K17])/[.L17]" office:value-type="percentage" office:value="0.0295924588609622">
            <text:p>3,0%</text:p>
          </table:table-cell>
          <table:table-cell table:style-name="ce4" office:value-type="float" office:value="30958.2">
            <text:p>30.958,2</text:p>
          </table:table-cell>
          <table:table-cell table:style-name="ce6" office:value-type="float" office:value="27089.8488095238">
            <text:p>27.089,8</text:p>
          </table:table-cell>
          <table:table-cell table:style-name="ce9" office:value-type="float" office:value="27526.34">
            <text:p>27.526,3</text:p>
          </table:table-cell>
          <table:table-cell table:style-name="ce10" table:formula="of:=ABS([.P17]-[.O17])/[.P17]" office:value-type="percentage" office:value="0.0158572185941248">
            <text:p>1,6%</text:p>
          </table:table-cell>
          <table:table-cell table:style-name="ce4"/>
          <table:table-cell table:style-name="ce6"/>
          <table:table-cell table:style-name="ce9"/>
          <table:table-cell table:style-name="ce10"/>
          <table:table-cell/>
          <table:table-cell table:style-name="ce12" table:formula="of:=SUM([.C17];[.G17];[.K17];[.O17];[.S17])/4" office:value-type="float" office:value="26798.9800595238">
            <text:p>26.799,0</text:p>
          </table:table-cell>
          <table:table-cell table:style-name="ce12" table:formula="of:=SUM([.D17];[.H17];[.L17];[.P17];[.T17])/4" office:value-type="float" office:value="27914.38">
            <text:p>27.914,4</text:p>
          </table:table-cell>
          <table:table-cell table:style-name="ce14" table:formula="of:=SUM([.E17];[.I17];[.M17];[.Q17];[.U17])/4" office:value-type="percentage" office:value="0.0399551085484765">
            <text:p>4,00%</text:p>
          </table:table-cell>
        </table:table-row>
        <table:table-row table:style-name="ro1">
          <table:table-cell table:style-name="ce2" office:value-type="string">
            <text:p>SUL</text:p>
          </table:table-cell>
          <table:table-cell table:style-name="ce4" office:value-type="float" office:value="6004.4">
            <text:p>6.004,4</text:p>
          </table:table-cell>
          <table:table-cell table:style-name="ce6" office:value-type="float" office:value="11542.6035714286">
            <text:p>11.542,6</text:p>
          </table:table-cell>
          <table:table-cell table:style-name="ce9" office:value-type="float" office:value="9256.85">
            <text:p>9.256,9</text:p>
          </table:table-cell>
          <table:table-cell table:style-name="ce10" table:formula="of:=ABS([.D18]-[.C18])/[.D18]" office:value-type="percentage" office:value="0.246925635764715">
            <text:p>24,7%</text:p>
          </table:table-cell>
          <table:table-cell table:style-name="ce4" office:value-type="float" office:value="6004.4">
            <text:p>6.004,4</text:p>
          </table:table-cell>
          <table:table-cell table:style-name="ce6" office:value-type="float" office:value="10780.9607142857">
            <text:p>10.781,0</text:p>
          </table:table-cell>
          <table:table-cell table:style-name="ce9" office:value-type="float" office:value="9371.26">
            <text:p>9.371,3</text:p>
          </table:table-cell>
          <table:table-cell table:style-name="ce10" table:formula="of:=ABS([.H18]-[.G18])/[.H18]" office:value-type="percentage" office:value="0.150428086968636">
            <text:p>15,0%</text:p>
          </table:table-cell>
          <table:table-cell table:style-name="ce4" office:value-type="float" office:value="6004.4">
            <text:p>6.004,4</text:p>
          </table:table-cell>
          <table:table-cell table:style-name="ce6" office:value-type="float" office:value="10783.7130952381">
            <text:p>10.783,7</text:p>
          </table:table-cell>
          <table:table-cell table:style-name="ce9" office:value-type="float" office:value="9924.91">
            <text:p>9.924,9</text:p>
          </table:table-cell>
          <table:table-cell table:style-name="ce10" table:formula="of:=ABS([.L18]-[.K18])/[.L18]" office:value-type="percentage" office:value="0.086530063772679">
            <text:p>8,7%</text:p>
          </table:table-cell>
          <table:table-cell table:style-name="ce4" office:value-type="float" office:value="6004.4">
            <text:p>6.004,4</text:p>
          </table:table-cell>
          <table:table-cell table:style-name="ce6" office:value-type="float" office:value="9930.51011904762">
            <text:p>9.930,5</text:p>
          </table:table-cell>
          <table:table-cell table:style-name="ce9" office:value-type="float" office:value="9551.8">
            <text:p>9.551,8</text:p>
          </table:table-cell>
          <table:table-cell table:style-name="ce10" table:formula="of:=ABS([.P18]-[.O18])/[.P18]" office:value-type="percentage" office:value="0.0396480369194938">
            <text:p>4,0%</text:p>
          </table:table-cell>
          <table:table-cell table:style-name="ce4"/>
          <table:table-cell table:style-name="ce6"/>
          <table:table-cell table:style-name="ce9"/>
          <table:table-cell table:style-name="ce10"/>
          <table:table-cell/>
          <table:table-cell table:style-name="ce12" table:formula="of:=SUM([.C18];[.G18];[.K18];[.O18];[.S18])/4" office:value-type="float" office:value="10759.446875">
            <text:p>10.759,4</text:p>
          </table:table-cell>
          <table:table-cell table:style-name="ce12" table:formula="of:=SUM([.D18];[.H18];[.L18];[.P18];[.T18])/4" office:value-type="float" office:value="9526.205">
            <text:p>9.526,2</text:p>
          </table:table-cell>
          <table:table-cell table:style-name="ce14" table:formula="of:=SUM([.E18];[.I18];[.M18];[.Q18];[.U18])/4" office:value-type="percentage" office:value="0.130882955856381">
            <text:p>13,09%</text:p>
          </table:table-cell>
        </table:table-row>
        <table:table-row table:style-name="ro1">
          <table:table-cell table:style-name="ce2" office:value-type="string">
            <text:p>NE</text:p>
          </table:table-cell>
          <table:table-cell table:style-name="ce4" office:value-type="float" office:value="8110.5">
            <text:p>8.110,5</text:p>
          </table:table-cell>
          <table:table-cell table:style-name="ce6" office:value-type="float" office:value="6404.20238095238">
            <text:p>6.404,2</text:p>
          </table:table-cell>
          <table:table-cell table:style-name="ce9" office:value-type="float" office:value="4705.87">
            <text:p>4.705,9</text:p>
          </table:table-cell>
          <table:table-cell table:style-name="ce10" table:formula="of:=ABS([.D19]-[.C19])/[.D19]" office:value-type="percentage" office:value="0.360896578305899">
            <text:p>36,1%</text:p>
          </table:table-cell>
          <table:table-cell table:style-name="ce4" office:value-type="float" office:value="8110.5">
            <text:p>8.110,5</text:p>
          </table:table-cell>
          <table:table-cell table:style-name="ce6" office:value-type="float" office:value="7614.14107142857">
            <text:p>7.614,1</text:p>
          </table:table-cell>
          <table:table-cell table:style-name="ce9" office:value-type="float" office:value="4451.22">
            <text:p>4.451,2</text:p>
          </table:table-cell>
          <table:table-cell table:style-name="ce10" table:formula="of:=ABS([.H19]-[.G19])/[.H19]" office:value-type="percentage" office:value="0.710573971052559">
            <text:p>71,1%</text:p>
          </table:table-cell>
          <table:table-cell table:style-name="ce4" office:value-type="float" office:value="8110.5">
            <text:p>8.110,5</text:p>
          </table:table-cell>
          <table:table-cell table:style-name="ce6" office:value-type="float" office:value="7153.18273809524">
            <text:p>7.153,2</text:p>
          </table:table-cell>
          <table:table-cell table:style-name="ce9" office:value-type="float" office:value="4303.27">
            <text:p>4.303,3</text:p>
          </table:table-cell>
          <table:table-cell table:style-name="ce10" table:formula="of:=ABS([.L19]-[.K19])/[.L19]" office:value-type="percentage" office:value="0.662266773429332">
            <text:p>66,2%</text:p>
          </table:table-cell>
          <table:table-cell table:style-name="ce4" office:value-type="float" office:value="8110.5">
            <text:p>8.110,5</text:p>
          </table:table-cell>
          <table:table-cell table:style-name="ce6" office:value-type="float" office:value="8499.79107142857">
            <text:p>8.499,8</text:p>
          </table:table-cell>
          <table:table-cell table:style-name="ce9" office:value-type="float" office:value="4071.13">
            <text:p>4.071,1</text:p>
          </table:table-cell>
          <table:table-cell table:style-name="ce10" table:formula="of:=ABS([.P19]-[.O19])/[.P19]" office:value-type="percentage" office:value="1.08782108933602">
            <text:p>108,8%</text:p>
          </table:table-cell>
          <table:table-cell table:style-name="ce4"/>
          <table:table-cell table:style-name="ce6"/>
          <table:table-cell table:style-name="ce9"/>
          <table:table-cell table:style-name="ce10"/>
          <table:table-cell/>
          <table:table-cell table:style-name="ce12" table:formula="of:=SUM([.C19];[.G19];[.K19];[.O19];[.S19])/4" office:value-type="float" office:value="7417.82931547619">
            <text:p>7.417,8</text:p>
          </table:table-cell>
          <table:table-cell table:style-name="ce12" table:formula="of:=SUM([.D19];[.H19];[.L19];[.P19];[.T19])/4" office:value-type="float" office:value="4382.8725">
            <text:p>4.382,9</text:p>
          </table:table-cell>
          <table:table-cell table:style-name="ce14" table:formula="of:=SUM([.E19];[.I19];[.M19];[.Q19];[.U19])/4" office:value-type="percentage" office:value="0.705389603030953">
            <text:p>70,54%</text:p>
          </table:table-cell>
        </table:table-row>
        <table:table-row table:style-name="ro1">
          <table:table-cell table:style-name="ce2" office:value-type="string">
            <text:p>NORTE</text:p>
          </table:table-cell>
          <table:table-cell table:style-name="ce4" office:value-type="float" office:value="3913">
            <text:p>3.913,0</text:p>
          </table:table-cell>
          <table:table-cell table:style-name="ce6" office:value-type="float" office:value="4950.76011904762">
            <text:p>4.950,8</text:p>
          </table:table-cell>
          <table:table-cell table:style-name="ce9" office:value-type="float" office:value="4823.19">
            <text:p>4.823,2</text:p>
          </table:table-cell>
          <table:table-cell table:style-name="ce10" table:formula="of:=ABS([.D20]-[.C20])/[.D20]" office:value-type="percentage" office:value="0.0264493248343151">
            <text:p>2,6%</text:p>
          </table:table-cell>
          <table:table-cell table:style-name="ce4" office:value-type="float" office:value="3913">
            <text:p>3.913,0</text:p>
          </table:table-cell>
          <table:table-cell table:style-name="ce6" office:value-type="float" office:value="5189.40119047619">
            <text:p>5.189,4</text:p>
          </table:table-cell>
          <table:table-cell table:style-name="ce9" office:value-type="float" office:value="4789.12">
            <text:p>4.789,1</text:p>
          </table:table-cell>
          <table:table-cell table:style-name="ce10" table:formula="of:=ABS([.H20]-[.G20])/[.H20]" office:value-type="percentage" office:value="0.0835813657783038">
            <text:p>8,4%</text:p>
          </table:table-cell>
          <table:table-cell table:style-name="ce4" office:value-type="float" office:value="3913">
            <text:p>3.913,0</text:p>
          </table:table-cell>
          <table:table-cell table:style-name="ce6" office:value-type="float" office:value="3962.54404761905">
            <text:p>3.962,5</text:p>
          </table:table-cell>
          <table:table-cell table:style-name="ce9" office:value-type="float" office:value="3944.84">
            <text:p>3.944,8</text:p>
          </table:table-cell>
          <table:table-cell table:style-name="ce10" table:formula="of:=ABS([.L20]-[.K20])/[.L20]" office:value-type="percentage" office:value="0.00448790004640239">
            <text:p>0,4%</text:p>
          </table:table-cell>
          <table:table-cell table:style-name="ce4" office:value-type="float" office:value="3913">
            <text:p>3.913,0</text:p>
          </table:table-cell>
          <table:table-cell table:style-name="ce6" office:value-type="float" office:value="3669.92857142857">
            <text:p>3.669,9</text:p>
          </table:table-cell>
          <table:table-cell table:style-name="ce9" office:value-type="float" office:value="3463.38">
            <text:p>3.463,4</text:p>
          </table:table-cell>
          <table:table-cell table:style-name="ce10" table:formula="of:=ABS([.P20]-[.O20])/[.P20]" office:value-type="percentage" office:value="0.0596378599600881">
            <text:p>6,0%</text:p>
          </table:table-cell>
          <table:table-cell table:style-name="ce4"/>
          <table:table-cell table:style-name="ce6"/>
          <table:table-cell table:style-name="ce9"/>
          <table:table-cell table:style-name="ce10"/>
          <table:table-cell/>
          <table:table-cell table:style-name="ce12" table:formula="of:=SUM([.C20];[.G20];[.K20];[.O20];[.S20])/4" office:value-type="float" office:value="4443.15848214286">
            <text:p>4.443,2</text:p>
          </table:table-cell>
          <table:table-cell table:style-name="ce12" table:formula="of:=SUM([.D20];[.H20];[.L20];[.P20];[.T20])/4" office:value-type="float" office:value="4255.1325">
            <text:p>4.255,1</text:p>
          </table:table-cell>
          <table:table-cell table:style-name="ce14" table:formula="of:=SUM([.E20];[.I20];[.M20];[.Q20];[.U20])/4" office:value-type="percentage" office:value="0.0435391126547774">
            <text:p>4,35%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>
            <draw:frame table:end-cell-address="GHIDR.F39" table:end-x="0.141cm" table:end-y="0.263cm" draw:z-index="0" draw:style-name="gr1" svg:width="11.43cm" svg:height="7.507cm" svg:x="0.001cm" svg:y="0.434cm">
              <draw:object draw:notify-on-update-of-ranges="GHIDR.B2:GHIDR.B2 GHIDR.B3:GHIDR.B3 GHIDR.F3:GHIDR.F3 GHIDR.J3:GHIDR.J3 GHIDR.N3:GHIDR.N3 GHIDR.R3:GHIDR.R3 GHIDR.B10:GHIDR.B10 GHIDR.F10:GHIDR.F10 GHIDR.J10:GHIDR.J10 GHIDR.N10:GHIDR.N10 GHIDR.B17:GHIDR.B17 GHIDR.F17:GHIDR.F17 GHIDR.J17:GHIDR.J17 GHIDR.N17:GHIDR.N17 GHIDR.R17:GHIDR.R17 GHIDR.C2:GHIDR.C2 GHIDR.C3:GHIDR.C3 GHIDR.G3:GHIDR.G3 GHIDR.K3:GHIDR.K3 GHIDR.O3:GHIDR.O3 GHIDR.S3:GHIDR.S3 GHIDR.C10:GHIDR.C10 GHIDR.G10:GHIDR.G10 GHIDR.K10:GHIDR.K10 GHIDR.O10:GHIDR.O10 GHIDR.C17:GHIDR.C17 GHIDR.G17:GHIDR.G17 GHIDR.K17:GHIDR.K17 GHIDR.O17:GHIDR.O17 GHIDR.S17:GHIDR.S17 GHIDR.D2:GHIDR.D2 GHIDR.D3:GHIDR.D3 GHIDR.H3:GHIDR.H3 GHIDR.L3:GHIDR.L3 GHIDR.P3:GHIDR.P3 GHIDR.T3:GHIDR.T3 GHIDR.D10:GHIDR.D10 GHIDR.H10:GHIDR.H10 GHIDR.L10:GHIDR.L10 GHIDR.P10:GHIDR.P10 GHIDR.D17:GHIDR.D17 GHIDR.H17:GHIDR.H17 GHIDR.L17:GHIDR.L17 GHIDR.P17:GHIDR.P17 GHIDR.T17:GHIDR.T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GHIDR.K39" table:end-x="0.445cm" table:end-y="0.255cm" draw:z-index="1" draw:style-name="gr1" svg:width="11.43cm" svg:height="7.507cm" svg:x="0.306cm" svg:y="0.426cm">
              <draw:object draw:notify-on-update-of-ranges="GHIDR.B2:GHIDR.B2 GHIDR.B4:GHIDR.B4 GHIDR.F4:GHIDR.F4 GHIDR.J4:GHIDR.J4 GHIDR.N4:GHIDR.N4 GHIDR.R4:GHIDR.R4 GHIDR.B11:GHIDR.B11 GHIDR.F11:GHIDR.F11 GHIDR.J11:GHIDR.J11 GHIDR.N11:GHIDR.N11 GHIDR.B18:GHIDR.B18 GHIDR.F18:GHIDR.F18 GHIDR.J18:GHIDR.J18 GHIDR.N18:GHIDR.N18 GHIDR.R18:GHIDR.R18 GHIDR.C2:GHIDR.C2 GHIDR.C4:GHIDR.C4 GHIDR.G4:GHIDR.G4 GHIDR.K4:GHIDR.K4 GHIDR.O4:GHIDR.O4 GHIDR.S4:GHIDR.S4 GHIDR.C11:GHIDR.C11 GHIDR.G11:GHIDR.G11 GHIDR.K11:GHIDR.K11 GHIDR.O11:GHIDR.O11 GHIDR.C18:GHIDR.C18 GHIDR.G18:GHIDR.G18 GHIDR.K18:GHIDR.K18 GHIDR.O18:GHIDR.O18 GHIDR.S18:GHIDR.S18 GHIDR.D2:GHIDR.D2 GHIDR.D4:GHIDR.D4 GHIDR.H4:GHIDR.H4 GHIDR.L4:GHIDR.L4 GHIDR.P4:GHIDR.P4 GHIDR.T4:GHIDR.T4 GHIDR.D11:GHIDR.D11 GHIDR.H11:GHIDR.H11 GHIDR.L11:GHIDR.L11 GHIDR.P11:GHIDR.P11 GHIDR.D18:GHIDR.D18 GHIDR.H18:GHIDR.H18 GHIDR.L18:GHIDR.L18 GHIDR.P18:GHIDR.P18 GHIDR.T18:GHIDR.T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7">
          <table:table-cell table:number-columns-repeated="25"/>
        </table:table-row>
        <table:table-row table:style-name="ro1">
          <table:table-cell>
            <draw:frame table:end-cell-address="GHIDR.F57" table:end-x="0.14cm" table:end-y="0.277cm" draw:z-index="2" draw:style-name="gr1" svg:width="11.43cm" svg:height="7.507cm" svg:x="0cm" svg:y="0.448cm">
              <draw:object draw:notify-on-update-of-ranges="GHIDR.B2:GHIDR.B2 GHIDR.B5:GHIDR.B5 GHIDR.F5:GHIDR.F5 GHIDR.J5:GHIDR.J5 GHIDR.N5:GHIDR.N5 GHIDR.R5:GHIDR.R5 GHIDR.B12:GHIDR.B12 GHIDR.F12:GHIDR.F12 GHIDR.J12:GHIDR.J12 GHIDR.N12:GHIDR.N12 GHIDR.B19:GHIDR.B19 GHIDR.F19:GHIDR.F19 GHIDR.J19:GHIDR.J19 GHIDR.N19:GHIDR.N19 GHIDR.R19:GHIDR.R19 GHIDR.C2:GHIDR.C2 GHIDR.C5:GHIDR.C5 GHIDR.G5:GHIDR.G5 GHIDR.K5:GHIDR.K5 GHIDR.O5:GHIDR.O5 GHIDR.S5:GHIDR.S5 GHIDR.C12:GHIDR.C12 GHIDR.G12:GHIDR.G12 GHIDR.K12:GHIDR.K12 GHIDR.O12:GHIDR.O12 GHIDR.C19:GHIDR.C19 GHIDR.G19:GHIDR.G19 GHIDR.K19:GHIDR.K19 GHIDR.O19:GHIDR.O19 GHIDR.S19:GHIDR.S19 GHIDR.D2:GHIDR.D2 GHIDR.D5:GHIDR.D5 GHIDR.H5:GHIDR.H5 GHIDR.L5:GHIDR.L5 GHIDR.P5:GHIDR.P5 GHIDR.T5:GHIDR.T5 GHIDR.D12:GHIDR.D12 GHIDR.H12:GHIDR.H12 GHIDR.L12:GHIDR.L12 GHIDR.P12:GHIDR.P12 GHIDR.D19:GHIDR.D19 GHIDR.H19:GHIDR.H19 GHIDR.L19:GHIDR.L19 GHIDR.P19:GHIDR.P19 GHIDR.T19:GHIDR.T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table:number-columns-repeated="5"/>
          <table:table-cell>
            <draw:frame table:end-cell-address="GHIDR.K57" table:end-x="0.571cm" table:end-y="0.327cm" draw:z-index="3" draw:style-name="gr1" svg:width="11.43cm" svg:height="7.507cm" svg:x="0.432cm" svg:y="0.046cm">
              <draw:object draw:notify-on-update-of-ranges="GHIDR.B2:GHIDR.B2 GHIDR.B6:GHIDR.B6 GHIDR.F6:GHIDR.F6 GHIDR.J6:GHIDR.J6 GHIDR.N6:GHIDR.N6 GHIDR.R6:GHIDR.R6 GHIDR.B13:GHIDR.B13 GHIDR.F13:GHIDR.F13 GHIDR.J13:GHIDR.J13 GHIDR.N13:GHIDR.N13 GHIDR.B20:GHIDR.B20 GHIDR.F20:GHIDR.F20 GHIDR.J20:GHIDR.J20 GHIDR.N20:GHIDR.N20 GHIDR.R20:GHIDR.R20 GHIDR.C2:GHIDR.C2 GHIDR.C6:GHIDR.C6 GHIDR.G6:GHIDR.G6 GHIDR.K6:GHIDR.K6 GHIDR.O6:GHIDR.O6 GHIDR.S6:GHIDR.S6 GHIDR.C13:GHIDR.C13 GHIDR.G13:GHIDR.G13 GHIDR.K13:GHIDR.K13 GHIDR.O13:GHIDR.O13 GHIDR.C20:GHIDR.C20 GHIDR.G20:GHIDR.G20 GHIDR.K20:GHIDR.K20 GHIDR.O20:GHIDR.O20 GHIDR.S20:GHIDR.S20 GHIDR.D2:GHIDR.D2 GHIDR.D6:GHIDR.D6 GHIDR.H6:GHIDR.H6 GHIDR.L6:GHIDR.L6 GHIDR.P6:GHIDR.P6 GHIDR.T6:GHIDR.T6 GHIDR.D13:GHIDR.D13 GHIDR.H13:GHIDR.H13 GHIDR.L13:GHIDR.L13 GHIDR.P13:GHIDR.P13 GHIDR.D20:GHIDR.D20 GHIDR.H20:GHIDR.H20 GHIDR.L20:GHIDR.L20 GHIDR.P20:GHIDR.P20 GHIDR.T20:GHIDR.T2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1" number:min-integer-digits="0" number:grouping="true"/>
    </number:number-style>
    <number:number-style style:name="N111">
      <number:number number:decimal-places="3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4P0" style:volatile="true">
      <number:text>R$ </number:text>
      <number:number number:decimal-places="0" number:min-integer-digits="1" number:grouping="true"/>
      <number:text> </number:text>
    </number:number-style>
    <number:number-style style:name="N114">
      <number:text>(R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 </number:text>
      <number:number number:decimal-places="2" number:min-integer-digits="1" number:grouping="true"/>
      <number:text> </number:text>
    </number:number-style>
    <number:number-style style:name="N117">
      <number:text>(R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">
      <number:month/>
      <number:text>/</number:text>
      <number:day/>
      <number:text>/</number:text>
      <number:year number:style="long"/>
    </number:date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1" number:min-integer-digits="1" number:grouping="true"/>
    </number:number-style>
    <number:number-style style:name="N157">
      <number:number number:decimal-places="1" number:min-integer-digits="0"/>
    </number:number-style>
    <number:number-style style:name="N159P0" style:volatile="true">
      <number:text>R$ </number:text>
      <number:number number:decimal-places="0" number:min-integer-digits="1" number:grouping="true"/>
    </number:number-style>
    <number:number-style style:name="N159">
      <number:text>-R$ </number:text>
      <number:number number:decimal-places="0" number:min-integer-digits="1" number:grouping="true"/>
      <style:map style:condition="value()&gt;=0" style:apply-style-name="N159P0"/>
    </number:number-style>
    <number:number-style style:name="N160P0" style:volatile="true">
      <number:text>R$ </number:text>
      <number:number number:decimal-places="0" number:min-integer-digits="1" number:grouping="true"/>
    </number:number-style>
    <number:number-style style:name="N160">
      <style:text-properties fo:color="#ff0000"/>
      <number:text>-R$ </number:text>
      <number:number number:decimal-places="0" number:min-integer-digits="1" number:grouping="true"/>
      <style:map style:condition="value()&gt;=0" style:apply-style-name="N160P0"/>
    </number:number-style>
    <number:number-style style:name="N162P0" style:volatile="true">
      <number:text>R$ </number:text>
      <number:number number:decimal-places="2" number:min-integer-digits="1" number:grouping="true"/>
    </number:number-style>
    <number:number-style style:name="N162">
      <number:text>-R$ 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text>R$ </number:text>
      <number:number number:decimal-places="2" number:min-integer-digits="1" number:grouping="true"/>
    </number:number-style>
    <number:number-style style:name="N163">
      <style:text-properties fo:color="#ff0000"/>
      <number:text>-R$ 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</number:number-style>
    <number:number-style style:name="N164">
      <number:text>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number number:decimal-places="0" number:min-integer-digits="1" number:grouping="true"/>
    </number:number-style>
    <number:number-style style:name="N165">
      <style:text-properties fo:color="#ff0000"/>
      <number:text>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number number:decimal-places="2" number:min-integer-digits="1" number:grouping="true"/>
    </number:number-style>
    <number:number-style style:name="N166">
      <number:text>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</number:number-style>
    <number:number-style style:name="N167">
      <style:text-properties fo:color="#ff0000"/>
      <number:text>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R$ </number:text>
      <number:number number:decimal-places="0" number:min-integer-digits="1" number:grouping="true"/>
      <number:text> </number:text>
    </number:number-style>
    <number:number-style style:name="N171P1" style:volatile="true">
      <number:text>-R$ </number:text>
      <number:number number:decimal-places="0" number:min-integer-digits="1" number:grouping="true"/>
      <number:text> </number:text>
    </number:number-style>
    <number:number-style style:name="N171P2" style:volatile="true">
      <number:text> R$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-</number:text>
      <number:number number:decimal-places="2" number:min-integer-digits="1" number:grouping="true"/>
      <number:text> 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 R$ </number:text>
      <number:number number:decimal-places="2" number:min-integer-digits="1" number:grouping="true"/>
      <number:text> </number:text>
    </number:number-style>
    <number:number-style style:name="N175P1" style:volatile="true">
      <number:text>-R$ </number:text>
      <number:number number:decimal-places="2" number:min-integer-digits="1" number:grouping="true"/>
      <number:text> </number:text>
    </number:number-style>
    <number:number-style style:name="N175P2" style:volatile="true">
      <number:text> R$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0" number:min-integer-digits="2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0">20/07/2010</text:date>, <text:time>11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20T09:50:36.26</meta:creation-date>
    <meta:generator>OpenOffice.org/3.2$Win32 OpenOffice.org_project/320m18$Build-9502</meta:generator>
    <dc:date>2010-07-20T11:13:09.83</dc:date>
    <meta:editing-duration>PT00H41M56S</meta:editing-duration>
    <meta:editing-cycles>4</meta:editing-cycles>
    <meta:document-statistic meta:table-count="3" meta:cell-count="3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0">
      <number:number number:decimal-places="1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minimum="25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1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7.508cm" xlink:href=".." chart:class="chart:line" chart:style-name="ch1">
        <chart:title svg:x="5.04cm" svg:y="0.151cm" chart:style-name="ch2">
          <text:p>SE/CO</text:p>
        </chart:title>
        <chart:legend chart:legend-position="bottom" svg:x="3.888cm" svg:y="6.742cm" chart:style-name="ch3"/>
        <chart:plot-area chart:style-name="ch4" table:cell-range-address="GHIDR.B2:GHIDR.D3 GHIDR.F3:GHIDR.H3 GHIDR.J3:GHIDR.L3 GHIDR.N3:GHIDR.P3 GHIDR.R3:GHIDR.T3 GHIDR.B10:GHIDR.D10 GHIDR.F10:GHIDR.H10 GHIDR.J10:GHIDR.L10 GHIDR.N10:GHIDR.P10 GHIDR.B17:GHIDR.D17 GHIDR.F17:GHIDR.H17 GHIDR.J17:GHIDR.L17 GHIDR.N17:GHIDR.P17 GHIDR.R17:GHIDR.T17" chart:data-source-has-labels="row" svg:x="0.261cm" svg:y="0.792cm" svg:width="10.625cm" svg:height="6.037cm">
          <chart:axis chart:dimension="x" chart:name="primary-x" chart:style-name="ch5">
            <chart:title svg:x="5.25cm" svg:y="6.382cm" chart:style-name="ch6">
              <text:p>Semana</text:p>
            </chart:title>
          </chart:axis>
          <chart:axis chart:dimension="y" chart:name="primary-y" chart:style-name="ch7">
            <chart:title svg:x="0.234cm" svg:y="3.776cm" chart:style-name="ch8">
              <text:p>MW</text:p>
            </chart:title>
            <chart:grid chart:style-name="ch9" chart:class="major"/>
          </chart:axis>
          <chart:series chart:style-name="ch10" chart:values-cell-range-address="GHIDR.B3:GHIDR.B3 GHIDR.F3:GHIDR.F3 GHIDR.J3:GHIDR.J3 GHIDR.N3:GHIDR.N3 GHIDR.R3:GHIDR.R3 GHIDR.B10:GHIDR.B10 GHIDR.F10:GHIDR.F10 GHIDR.J10:GHIDR.J10 GHIDR.N10:GHIDR.N10 GHIDR.B17:GHIDR.B17 GHIDR.F17:GHIDR.F17 GHIDR.J17:GHIDR.J17 GHIDR.N17:GHIDR.N17 GHIDR.R17:GHIDR.R17" chart:label-cell-address="GHIDR.B2:GHIDR.B2" chart:class="chart:line">
            <chart:data-point chart:repeated="14"/>
          </chart:series>
          <chart:series chart:style-name="ch11" chart:values-cell-range-address="GHIDR.C3:GHIDR.C3 GHIDR.G3:GHIDR.G3 GHIDR.K3:GHIDR.K3 GHIDR.O3:GHIDR.O3 GHIDR.S3:GHIDR.S3 GHIDR.C10:GHIDR.C10 GHIDR.G10:GHIDR.G10 GHIDR.K10:GHIDR.K10 GHIDR.O10:GHIDR.O10 GHIDR.C17:GHIDR.C17 GHIDR.G17:GHIDR.G17 GHIDR.K17:GHIDR.K17 GHIDR.O17:GHIDR.O17 GHIDR.S17:GHIDR.S17" chart:label-cell-address="GHIDR.C2:GHIDR.C2" chart:class="chart:line">
            <chart:data-point chart:repeated="14"/>
          </chart:series>
          <chart:series chart:style-name="ch12" chart:values-cell-range-address="GHIDR.D3:GHIDR.D3 GHIDR.H3:GHIDR.H3 GHIDR.L3:GHIDR.L3 GHIDR.P3:GHIDR.P3 GHIDR.T3:GHIDR.T3 GHIDR.D10:GHIDR.D10 GHIDR.H10:GHIDR.H10 GHIDR.L10:GHIDR.L10 GHIDR.P10:GHIDR.P10 GHIDR.D17:GHIDR.D17 GHIDR.H17:GHIDR.H17 GHIDR.L17:GHIDR.L17 GHIDR.P17:GHIDR.P17 GHIDR.T17:GHIDR.T17" chart:label-cell-address="GHIDR.D2:GHIDR.D2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HIDR.B2:GHIDR.B2">ODIN</text:p>
              </table:table-cell>
              <table:table-cell office:value-type="string">
                <text:p text:id="GHIDR.C2:GHIDR.C2">PMO</text:p>
              </table:table-cell>
              <table:table-cell office:value-type="string">
                <text:p text:id="GHIDR.D2:GHIDR.D2">REAL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0958.2">
                <text:p text:id="GHIDR.B3:GHIDR.B3 GHIDR.F3:GHIDR.F3 GHIDR.J3:GHIDR.J3 GHIDR.N3:GHIDR.N3 GHIDR.R3:GHIDR.R3 GHIDR.B10:GHIDR.B10 GHIDR.F10:GHIDR.F10 GHIDR.J10:GHIDR.J10 GHIDR.N10:GHIDR.N10 GHIDR.B17:GHIDR.B17 GHIDR.F17:GHIDR.F17 GHIDR.J17:GHIDR.J17 GHIDR.N17:GHIDR.N17 GHIDR.R17:GHIDR.R17">30958.2</text:p>
              </table:table-cell>
              <table:table-cell office:value-type="float" office:value="27575.2365">
                <text:p text:id="GHIDR.C3:GHIDR.C3 GHIDR.G3:GHIDR.G3 GHIDR.K3:GHIDR.K3 GHIDR.O3:GHIDR.O3 GHIDR.S3:GHIDR.S3 GHIDR.C10:GHIDR.C10 GHIDR.G10:GHIDR.G10 GHIDR.K10:GHIDR.K10 GHIDR.O10:GHIDR.O10 GHIDR.C17:GHIDR.C17 GHIDR.G17:GHIDR.G17 GHIDR.K17:GHIDR.K17 GHIDR.O17:GHIDR.O17 GHIDR.S17:GHIDR.S17">27575.2365</text:p>
              </table:table-cell>
              <table:table-cell office:value-type="float" office:value="30304.31">
                <text:p text:id="GHIDR.D3:GHIDR.D3 GHIDR.H3:GHIDR.H3 GHIDR.L3:GHIDR.L3 GHIDR.P3:GHIDR.P3 GHIDR.T3:GHIDR.T3 GHIDR.D10:GHIDR.D10 GHIDR.H10:GHIDR.H10 GHIDR.L10:GHIDR.L10 GHIDR.P10:GHIDR.P10 GHIDR.D17:GHIDR.D17 GHIDR.H17:GHIDR.H17 GHIDR.L17:GHIDR.L17 GHIDR.P17:GHIDR.P17 GHIDR.T17:GHIDR.T17">30304.31</text:p>
              </table:table-cell>
            </table:table-row>
            <table:table-row>
              <table:table-cell office:value-type="string"/>
              <table:table-cell office:value-type="float" office:value="30958.2">
                <text:p>30958.2</text:p>
              </table:table-cell>
              <table:table-cell office:value-type="float" office:value="31923.302">
                <text:p>31923.302</text:p>
              </table:table-cell>
              <table:table-cell office:value-type="float" office:value="29804.02">
                <text:p>29804.02</text:p>
              </table:table-cell>
            </table:table-row>
            <table:table-row>
              <table:table-cell office:value-type="string"/>
              <table:table-cell office:value-type="float" office:value="30958.2">
                <text:p>30958.2</text:p>
              </table:table-cell>
              <table:table-cell office:value-type="float" office:value="34299.0807">
                <text:p>34299.0807</text:p>
              </table:table-cell>
              <table:table-cell office:value-type="float" office:value="29891.84">
                <text:p>29891.84</text:p>
              </table:table-cell>
            </table:table-row>
            <table:table-row>
              <table:table-cell office:value-type="string"/>
              <table:table-cell office:value-type="float" office:value="30958.2">
                <text:p>30958.2</text:p>
              </table:table-cell>
              <table:table-cell office:value-type="float" office:value="29642.1042">
                <text:p>29642.1042</text:p>
              </table:table-cell>
              <table:table-cell office:value-type="float" office:value="29684.3">
                <text:p>29684.3</text:p>
              </table:table-cell>
            </table:table-row>
            <table:table-row>
              <table:table-cell office:value-type="string"/>
              <table:table-cell office:value-type="float" office:value="30958.2">
                <text:p>30958.2</text:p>
              </table:table-cell>
              <table:table-cell office:value-type="float" office:value="30050.4065">
                <text:p>30050.4065</text:p>
              </table:table-cell>
              <table:table-cell office:value-type="float" office:value="30287.71">
                <text:p>30287.71</text:p>
              </table:table-cell>
            </table:table-row>
            <table:table-row>
              <table:table-cell office:value-type="string"/>
              <table:table-cell office:value-type="float" office:value="28325.753">
                <text:p>28325.753</text:p>
              </table:table-cell>
              <table:table-cell office:value-type="float" office:value="27580.3636904762">
                <text:p>27580.3636904762</text:p>
              </table:table-cell>
              <table:table-cell office:value-type="float" office:value="29129.31">
                <text:p>29129.31</text:p>
              </table:table-cell>
            </table:table-row>
            <table:table-row>
              <table:table-cell office:value-type="string"/>
              <table:table-cell office:value-type="float" office:value="28325.753">
                <text:p>28325.753</text:p>
              </table:table-cell>
              <table:table-cell office:value-type="float" office:value="27243.3279761905">
                <text:p>27243.3279761905</text:p>
              </table:table-cell>
              <table:table-cell office:value-type="float" office:value="27677.92">
                <text:p>27677.92</text:p>
              </table:table-cell>
            </table:table-row>
            <table:table-row>
              <table:table-cell office:value-type="string"/>
              <table:table-cell office:value-type="float" office:value="28325.753">
                <text:p>28325.753</text:p>
              </table:table-cell>
              <table:table-cell office:value-type="float" office:value="26838.4386904762">
                <text:p>26838.4386904762</text:p>
              </table:table-cell>
              <table:table-cell office:value-type="float" office:value="27764.25">
                <text:p>27764.25</text:p>
              </table:table-cell>
            </table:table-row>
            <table:table-row>
              <table:table-cell office:value-type="string"/>
              <table:table-cell office:value-type="float" office:value="28325.753">
                <text:p>28325.753</text:p>
              </table:table-cell>
              <table:table-cell office:value-type="float" office:value="28450.3136904762">
                <text:p>28450.3136904762</text:p>
              </table:table-cell>
              <table:table-cell office:value-type="float" office:value="28616.8">
                <text:p>28616.8</text:p>
              </table:table-cell>
            </table:table-row>
            <table:table-row>
              <table:table-cell office:value-type="string"/>
              <table:table-cell office:value-type="float" office:value="30958.2">
                <text:p>30958.2</text:p>
              </table:table-cell>
              <table:table-cell office:value-type="float" office:value="26090.3369047619">
                <text:p>26090.3369047619</text:p>
              </table:table-cell>
              <table:table-cell office:value-type="float" office:value="27867.66">
                <text:p>27867.66</text:p>
              </table:table-cell>
            </table:table-row>
            <table:table-row>
              <table:table-cell office:value-type="string"/>
              <table:table-cell office:value-type="float" office:value="30958.2">
                <text:p>30958.2</text:p>
              </table:table-cell>
              <table:table-cell office:value-type="float" office:value="26347.4261904762">
                <text:p>26347.4261904762</text:p>
              </table:table-cell>
              <table:table-cell office:value-type="float" office:value="27751.47">
                <text:p>27751.47</text:p>
              </table:table-cell>
            </table:table-row>
            <table:table-row>
              <table:table-cell office:value-type="string"/>
              <table:table-cell office:value-type="float" office:value="30958.2">
                <text:p>30958.2</text:p>
              </table:table-cell>
              <table:table-cell office:value-type="float" office:value="27668.3083333333">
                <text:p>27668.3083333333</text:p>
              </table:table-cell>
              <table:table-cell office:value-type="float" office:value="28512.05">
                <text:p>28512.05</text:p>
              </table:table-cell>
            </table:table-row>
            <table:table-row>
              <table:table-cell office:value-type="string"/>
              <table:table-cell office:value-type="float" office:value="30958.2">
                <text:p>30958.2</text:p>
              </table:table-cell>
              <table:table-cell office:value-type="float" office:value="27089.8488095238">
                <text:p>27089.8488095238</text:p>
              </table:table-cell>
              <table:table-cell office:value-type="float" office:value="27526.34">
                <text:p>27526.3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0">
      <number:number number:decimal-places="1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minimum="5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1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7.508cm" xlink:href=".." chart:class="chart:line" chart:style-name="ch1">
        <chart:title svg:x="5.305cm" svg:y="0.151cm" chart:style-name="ch2">
          <text:p>SUL</text:p>
        </chart:title>
        <chart:legend chart:legend-position="bottom" svg:x="3.888cm" svg:y="6.742cm" chart:style-name="ch3"/>
        <chart:plot-area chart:style-name="ch4" table:cell-range-address="GHIDR.B2:GHIDR.D2 GHIDR.B4:GHIDR.D4 GHIDR.F4:GHIDR.H4 GHIDR.J4:GHIDR.L4 GHIDR.N4:GHIDR.P4 GHIDR.R4:GHIDR.T4 GHIDR.B11:GHIDR.D11 GHIDR.F11:GHIDR.H11 GHIDR.J11:GHIDR.L11 GHIDR.N11:GHIDR.P11 GHIDR.B18:GHIDR.D18 GHIDR.F18:GHIDR.H18 GHIDR.J18:GHIDR.L18 GHIDR.N18:GHIDR.P18 GHIDR.R18:GHIDR.T18" chart:data-source-has-labels="row" svg:x="0.261cm" svg:y="0.792cm" svg:width="10.625cm" svg:height="6.037cm">
          <chart:axis chart:dimension="x" chart:name="primary-x" chart:style-name="ch5">
            <chart:title svg:x="5.25cm" svg:y="6.382cm" chart:style-name="ch6">
              <text:p>Semana</text:p>
            </chart:title>
          </chart:axis>
          <chart:axis chart:dimension="y" chart:name="primary-y" chart:style-name="ch7">
            <chart:title svg:x="0.234cm" svg:y="3.776cm" chart:style-name="ch8">
              <text:p>MW</text:p>
            </chart:title>
            <chart:grid chart:style-name="ch9" chart:class="major"/>
          </chart:axis>
          <chart:series chart:style-name="ch10" chart:values-cell-range-address="GHIDR.B4:GHIDR.B4 GHIDR.F4:GHIDR.F4 GHIDR.J4:GHIDR.J4 GHIDR.N4:GHIDR.N4 GHIDR.R4:GHIDR.R4 GHIDR.B11:GHIDR.B11 GHIDR.F11:GHIDR.F11 GHIDR.J11:GHIDR.J11 GHIDR.N11:GHIDR.N11 GHIDR.B18:GHIDR.B18 GHIDR.F18:GHIDR.F18 GHIDR.J18:GHIDR.J18 GHIDR.N18:GHIDR.N18 GHIDR.R18:GHIDR.R18" chart:label-cell-address="GHIDR.B2:GHIDR.B2" chart:class="chart:line">
            <chart:data-point chart:repeated="14"/>
          </chart:series>
          <chart:series chart:style-name="ch11" chart:values-cell-range-address="GHIDR.C4:GHIDR.C4 GHIDR.G4:GHIDR.G4 GHIDR.K4:GHIDR.K4 GHIDR.O4:GHIDR.O4 GHIDR.S4:GHIDR.S4 GHIDR.C11:GHIDR.C11 GHIDR.G11:GHIDR.G11 GHIDR.K11:GHIDR.K11 GHIDR.O11:GHIDR.O11 GHIDR.C18:GHIDR.C18 GHIDR.G18:GHIDR.G18 GHIDR.K18:GHIDR.K18 GHIDR.O18:GHIDR.O18 GHIDR.S18:GHIDR.S18" chart:label-cell-address="GHIDR.C2:GHIDR.C2" chart:class="chart:line">
            <chart:data-point chart:repeated="14"/>
          </chart:series>
          <chart:series chart:style-name="ch12" chart:values-cell-range-address="GHIDR.D4:GHIDR.D4 GHIDR.H4:GHIDR.H4 GHIDR.L4:GHIDR.L4 GHIDR.P4:GHIDR.P4 GHIDR.T4:GHIDR.T4 GHIDR.D11:GHIDR.D11 GHIDR.H11:GHIDR.H11 GHIDR.L11:GHIDR.L11 GHIDR.P11:GHIDR.P11 GHIDR.D18:GHIDR.D18 GHIDR.H18:GHIDR.H18 GHIDR.L18:GHIDR.L18 GHIDR.P18:GHIDR.P18 GHIDR.T18:GHIDR.T18" chart:label-cell-address="GHIDR.D2:GHIDR.D2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HIDR.B2:GHIDR.B2">ODIN</text:p>
              </table:table-cell>
              <table:table-cell office:value-type="string">
                <text:p text:id="GHIDR.C2:GHIDR.C2">PMO</text:p>
              </table:table-cell>
              <table:table-cell office:value-type="string">
                <text:p text:id="GHIDR.D2:GHIDR.D2">REAL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004.4">
                <text:p text:id="GHIDR.B4:GHIDR.B4 GHIDR.F4:GHIDR.F4 GHIDR.J4:GHIDR.J4 GHIDR.N4:GHIDR.N4 GHIDR.R4:GHIDR.R4 GHIDR.B11:GHIDR.B11 GHIDR.F11:GHIDR.F11 GHIDR.J11:GHIDR.J11 GHIDR.N11:GHIDR.N11 GHIDR.B18:GHIDR.B18 GHIDR.F18:GHIDR.F18 GHIDR.J18:GHIDR.J18 GHIDR.N18:GHIDR.N18 GHIDR.R18:GHIDR.R18">6004.4</text:p>
              </table:table-cell>
              <table:table-cell office:value-type="float" office:value="11208.8323">
                <text:p text:id="GHIDR.C4:GHIDR.C4 GHIDR.G4:GHIDR.G4 GHIDR.K4:GHIDR.K4 GHIDR.O4:GHIDR.O4 GHIDR.S4:GHIDR.S4 GHIDR.C11:GHIDR.C11 GHIDR.G11:GHIDR.G11 GHIDR.K11:GHIDR.K11 GHIDR.O11:GHIDR.O11 GHIDR.C18:GHIDR.C18 GHIDR.G18:GHIDR.G18 GHIDR.K18:GHIDR.K18 GHIDR.O18:GHIDR.O18 GHIDR.S18:GHIDR.S18">11208.8323</text:p>
              </table:table-cell>
              <table:table-cell office:value-type="float" office:value="8493.57">
                <text:p text:id="GHIDR.D4:GHIDR.D4 GHIDR.H4:GHIDR.H4 GHIDR.L4:GHIDR.L4 GHIDR.P4:GHIDR.P4 GHIDR.T4:GHIDR.T4 GHIDR.D11:GHIDR.D11 GHIDR.H11:GHIDR.H11 GHIDR.L11:GHIDR.L11 GHIDR.P11:GHIDR.P11 GHIDR.D18:GHIDR.D18 GHIDR.H18:GHIDR.H18 GHIDR.L18:GHIDR.L18 GHIDR.P18:GHIDR.P18 GHIDR.T18:GHIDR.T18">8493.57</text:p>
              </table:table-cell>
            </table:table-row>
            <table:table-row>
              <table:table-cell office:value-type="string"/>
              <table:table-cell office:value-type="float" office:value="6004.4">
                <text:p>6004.4</text:p>
              </table:table-cell>
              <table:table-cell office:value-type="float" office:value="9834.20490000001">
                <text:p>9834.20490000001</text:p>
              </table:table-cell>
              <table:table-cell office:value-type="float" office:value="7942.5">
                <text:p>7942.5</text:p>
              </table:table-cell>
            </table:table-row>
            <table:table-row>
              <table:table-cell office:value-type="string"/>
              <table:table-cell office:value-type="float" office:value="6004.4">
                <text:p>6004.4</text:p>
              </table:table-cell>
              <table:table-cell office:value-type="float" office:value="7403.8839">
                <text:p>7403.8839</text:p>
              </table:table-cell>
              <table:table-cell office:value-type="float" office:value="8405.4">
                <text:p>8405.4</text:p>
              </table:table-cell>
            </table:table-row>
            <table:table-row>
              <table:table-cell office:value-type="string"/>
              <table:table-cell office:value-type="float" office:value="6004.4">
                <text:p>6004.4</text:p>
              </table:table-cell>
              <table:table-cell office:value-type="float" office:value="8077.6259">
                <text:p>8077.6259</text:p>
              </table:table-cell>
              <table:table-cell office:value-type="float" office:value="8727.85">
                <text:p>8727.85</text:p>
              </table:table-cell>
            </table:table-row>
            <table:table-row>
              <table:table-cell office:value-type="string"/>
              <table:table-cell office:value-type="float" office:value="6004.4">
                <text:p>6004.4</text:p>
              </table:table-cell>
              <table:table-cell office:value-type="float" office:value="9914.1726">
                <text:p>9914.1726</text:p>
              </table:table-cell>
              <table:table-cell office:value-type="float" office:value="8413.35">
                <text:p>8413.35</text:p>
              </table:table-cell>
            </table:table-row>
            <table:table-row>
              <table:table-cell office:value-type="string"/>
              <table:table-cell office:value-type="float" office:value="7610.601">
                <text:p>7610.601</text:p>
              </table:table-cell>
              <table:table-cell office:value-type="float" office:value="11209.8672619048">
                <text:p>11209.8672619048</text:p>
              </table:table-cell>
              <table:table-cell office:value-type="float" office:value="8690.31">
                <text:p>8690.31</text:p>
              </table:table-cell>
            </table:table-row>
            <table:table-row>
              <table:table-cell office:value-type="string"/>
              <table:table-cell office:value-type="float" office:value="7610.601">
                <text:p>7610.601</text:p>
              </table:table-cell>
              <table:table-cell office:value-type="float" office:value="11276.7791666667">
                <text:p>11276.7791666667</text:p>
              </table:table-cell>
              <table:table-cell office:value-type="float" office:value="9133.49">
                <text:p>9133.49</text:p>
              </table:table-cell>
            </table:table-row>
            <table:table-row>
              <table:table-cell office:value-type="string"/>
              <table:table-cell office:value-type="float" office:value="7610.601">
                <text:p>7610.601</text:p>
              </table:table-cell>
              <table:table-cell office:value-type="float" office:value="11859.6202380952">
                <text:p>11859.6202380952</text:p>
              </table:table-cell>
              <table:table-cell office:value-type="float" office:value="9222.26">
                <text:p>9222.26</text:p>
              </table:table-cell>
            </table:table-row>
            <table:table-row>
              <table:table-cell office:value-type="string"/>
              <table:table-cell office:value-type="float" office:value="7610.601">
                <text:p>7610.601</text:p>
              </table:table-cell>
              <table:table-cell office:value-type="float" office:value="12340.5928571429">
                <text:p>12340.5928571429</text:p>
              </table:table-cell>
              <table:table-cell office:value-type="float" office:value="9193.16">
                <text:p>9193.16</text:p>
              </table:table-cell>
            </table:table-row>
            <table:table-row>
              <table:table-cell office:value-type="string"/>
              <table:table-cell office:value-type="float" office:value="6004.4">
                <text:p>6004.4</text:p>
              </table:table-cell>
              <table:table-cell office:value-type="float" office:value="11542.6035714286">
                <text:p>11542.6035714286</text:p>
              </table:table-cell>
              <table:table-cell office:value-type="float" office:value="9256.85">
                <text:p>9256.85</text:p>
              </table:table-cell>
            </table:table-row>
            <table:table-row>
              <table:table-cell office:value-type="string"/>
              <table:table-cell office:value-type="float" office:value="6004.4">
                <text:p>6004.4</text:p>
              </table:table-cell>
              <table:table-cell office:value-type="float" office:value="10780.9607142857">
                <text:p>10780.9607142857</text:p>
              </table:table-cell>
              <table:table-cell office:value-type="float" office:value="9371.26">
                <text:p>9371.26</text:p>
              </table:table-cell>
            </table:table-row>
            <table:table-row>
              <table:table-cell office:value-type="string"/>
              <table:table-cell office:value-type="float" office:value="6004.4">
                <text:p>6004.4</text:p>
              </table:table-cell>
              <table:table-cell office:value-type="float" office:value="10783.7130952381">
                <text:p>10783.7130952381</text:p>
              </table:table-cell>
              <table:table-cell office:value-type="float" office:value="9924.91">
                <text:p>9924.91</text:p>
              </table:table-cell>
            </table:table-row>
            <table:table-row>
              <table:table-cell office:value-type="string"/>
              <table:table-cell office:value-type="float" office:value="6004.4">
                <text:p>6004.4</text:p>
              </table:table-cell>
              <table:table-cell office:value-type="float" office:value="9930.51011904762">
                <text:p>9930.51011904762</text:p>
              </table:table-cell>
              <table:table-cell office:value-type="float" office:value="9551.8">
                <text:p>9551.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0">
      <number:number number:decimal-places="1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minimum="35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1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7.508cm" xlink:href=".." chart:class="chart:line" chart:style-name="ch1">
        <chart:title svg:x="5.424cm" svg:y="0.151cm" chart:style-name="ch2">
          <text:p>NE</text:p>
        </chart:title>
        <chart:legend chart:legend-position="bottom" svg:x="3.888cm" svg:y="6.742cm" chart:style-name="ch3"/>
        <chart:plot-area chart:style-name="ch4" table:cell-range-address="GHIDR.B2:GHIDR.D2 GHIDR.B5:GHIDR.D5 GHIDR.F5:GHIDR.H5 GHIDR.J5:GHIDR.L5 GHIDR.N5:GHIDR.P5 GHIDR.R5:GHIDR.T5 GHIDR.B12:GHIDR.D12 GHIDR.F12:GHIDR.H12 GHIDR.J12:GHIDR.L12 GHIDR.N12:GHIDR.P12 GHIDR.B19:GHIDR.D19 GHIDR.F19:GHIDR.H19 GHIDR.J19:GHIDR.L19 GHIDR.N19:GHIDR.P19 GHIDR.R19:GHIDR.T19" chart:data-source-has-labels="row" svg:x="0.261cm" svg:y="0.792cm" svg:width="10.625cm" svg:height="6.037cm">
          <chart:axis chart:dimension="x" chart:name="primary-x" chart:style-name="ch5">
            <chart:title svg:x="5.25cm" svg:y="6.382cm" chart:style-name="ch6">
              <text:p>Semana</text:p>
            </chart:title>
          </chart:axis>
          <chart:axis chart:dimension="y" chart:name="primary-y" chart:style-name="ch7">
            <chart:title svg:x="0.234cm" svg:y="3.776cm" chart:style-name="ch8">
              <text:p>MW</text:p>
            </chart:title>
            <chart:grid chart:style-name="ch9" chart:class="major"/>
          </chart:axis>
          <chart:series chart:style-name="ch10" chart:values-cell-range-address="GHIDR.B5:GHIDR.B5 GHIDR.F5:GHIDR.F5 GHIDR.J5:GHIDR.J5 GHIDR.N5:GHIDR.N5 GHIDR.R5:GHIDR.R5 GHIDR.B12:GHIDR.B12 GHIDR.F12:GHIDR.F12 GHIDR.J12:GHIDR.J12 GHIDR.N12:GHIDR.N12 GHIDR.B19:GHIDR.B19 GHIDR.F19:GHIDR.F19 GHIDR.J19:GHIDR.J19 GHIDR.N19:GHIDR.N19 GHIDR.R19:GHIDR.R19" chart:label-cell-address="GHIDR.B2:GHIDR.B2" chart:class="chart:line">
            <chart:data-point chart:repeated="14"/>
          </chart:series>
          <chart:series chart:style-name="ch11" chart:values-cell-range-address="GHIDR.C5:GHIDR.C5 GHIDR.G5:GHIDR.G5 GHIDR.K5:GHIDR.K5 GHIDR.O5:GHIDR.O5 GHIDR.S5:GHIDR.S5 GHIDR.C12:GHIDR.C12 GHIDR.G12:GHIDR.G12 GHIDR.K12:GHIDR.K12 GHIDR.O12:GHIDR.O12 GHIDR.C19:GHIDR.C19 GHIDR.G19:GHIDR.G19 GHIDR.K19:GHIDR.K19 GHIDR.O19:GHIDR.O19 GHIDR.S19:GHIDR.S19" chart:label-cell-address="GHIDR.C2:GHIDR.C2" chart:class="chart:line">
            <chart:data-point chart:repeated="14"/>
          </chart:series>
          <chart:series chart:style-name="ch12" chart:values-cell-range-address="GHIDR.D5:GHIDR.D5 GHIDR.H5:GHIDR.H5 GHIDR.L5:GHIDR.L5 GHIDR.P5:GHIDR.P5 GHIDR.T5:GHIDR.T5 GHIDR.D12:GHIDR.D12 GHIDR.H12:GHIDR.H12 GHIDR.L12:GHIDR.L12 GHIDR.P12:GHIDR.P12 GHIDR.D19:GHIDR.D19 GHIDR.H19:GHIDR.H19 GHIDR.L19:GHIDR.L19 GHIDR.P19:GHIDR.P19 GHIDR.T19:GHIDR.T19" chart:label-cell-address="GHIDR.D2:GHIDR.D2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HIDR.B2:GHIDR.B2">ODIN</text:p>
              </table:table-cell>
              <table:table-cell office:value-type="string">
                <text:p text:id="GHIDR.C2:GHIDR.C2">PMO</text:p>
              </table:table-cell>
              <table:table-cell office:value-type="string">
                <text:p text:id="GHIDR.D2:GHIDR.D2">REAL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110.5">
                <text:p text:id="GHIDR.B5:GHIDR.B5 GHIDR.F5:GHIDR.F5 GHIDR.J5:GHIDR.J5 GHIDR.N5:GHIDR.N5 GHIDR.R5:GHIDR.R5 GHIDR.B12:GHIDR.B12 GHIDR.F12:GHIDR.F12 GHIDR.J12:GHIDR.J12 GHIDR.N12:GHIDR.N12 GHIDR.B19:GHIDR.B19 GHIDR.F19:GHIDR.F19 GHIDR.J19:GHIDR.J19 GHIDR.N19:GHIDR.N19 GHIDR.R19:GHIDR.R19">8110.5</text:p>
              </table:table-cell>
              <table:table-cell office:value-type="float" office:value="5866.0719">
                <text:p text:id="GHIDR.C5:GHIDR.C5 GHIDR.G5:GHIDR.G5 GHIDR.K5:GHIDR.K5 GHIDR.O5:GHIDR.O5 GHIDR.S5:GHIDR.S5 GHIDR.C12:GHIDR.C12 GHIDR.G12:GHIDR.G12 GHIDR.K12:GHIDR.K12 GHIDR.O12:GHIDR.O12 GHIDR.C19:GHIDR.C19 GHIDR.G19:GHIDR.G19 GHIDR.K19:GHIDR.K19 GHIDR.O19:GHIDR.O19 GHIDR.S19:GHIDR.S19">5866.0719</text:p>
              </table:table-cell>
              <table:table-cell office:value-type="float" office:value="5334.11">
                <text:p text:id="GHIDR.D5:GHIDR.D5 GHIDR.H5:GHIDR.H5 GHIDR.L5:GHIDR.L5 GHIDR.P5:GHIDR.P5 GHIDR.T5:GHIDR.T5 GHIDR.D12:GHIDR.D12 GHIDR.H12:GHIDR.H12 GHIDR.L12:GHIDR.L12 GHIDR.P12:GHIDR.P12 GHIDR.D19:GHIDR.D19 GHIDR.H19:GHIDR.H19 GHIDR.L19:GHIDR.L19 GHIDR.P19:GHIDR.P19 GHIDR.T19:GHIDR.T19">5334.11</text:p>
              </table:table-cell>
            </table:table-row>
            <table:table-row>
              <table:table-cell office:value-type="string"/>
              <table:table-cell office:value-type="float" office:value="8110.5">
                <text:p>8110.5</text:p>
              </table:table-cell>
              <table:table-cell office:value-type="float" office:value="4371.9152">
                <text:p>4371.9152</text:p>
              </table:table-cell>
              <table:table-cell office:value-type="float" office:value="4867.26">
                <text:p>4867.26</text:p>
              </table:table-cell>
            </table:table-row>
            <table:table-row>
              <table:table-cell office:value-type="string"/>
              <table:table-cell office:value-type="float" office:value="8110.5">
                <text:p>8110.5</text:p>
              </table:table-cell>
              <table:table-cell office:value-type="float" office:value="4204.1242">
                <text:p>4204.1242</text:p>
              </table:table-cell>
              <table:table-cell office:value-type="float" office:value="4674.25">
                <text:p>4674.25</text:p>
              </table:table-cell>
            </table:table-row>
            <table:table-row>
              <table:table-cell office:value-type="string"/>
              <table:table-cell office:value-type="float" office:value="8110.5">
                <text:p>8110.5</text:p>
              </table:table-cell>
              <table:table-cell office:value-type="float" office:value="5393.8751">
                <text:p>5393.8751</text:p>
              </table:table-cell>
              <table:table-cell office:value-type="float" office:value="4966.8">
                <text:p>4966.8</text:p>
              </table:table-cell>
            </table:table-row>
            <table:table-row>
              <table:table-cell office:value-type="string"/>
              <table:table-cell office:value-type="float" office:value="8110.5">
                <text:p>8110.5</text:p>
              </table:table-cell>
              <table:table-cell office:value-type="float" office:value="4501.791">
                <text:p>4501.791</text:p>
              </table:table-cell>
              <table:table-cell office:value-type="float" office:value="4909.21">
                <text:p>4909.21</text:p>
              </table:table-cell>
            </table:table-row>
            <table:table-row>
              <table:table-cell office:value-type="string"/>
              <table:table-cell office:value-type="float" office:value="5172.165">
                <text:p>5172.165</text:p>
              </table:table-cell>
              <table:table-cell office:value-type="float" office:value="6024.52738095238">
                <text:p>6024.52738095238</text:p>
              </table:table-cell>
              <table:table-cell office:value-type="float" office:value="4717.95">
                <text:p>4717.95</text:p>
              </table:table-cell>
            </table:table-row>
            <table:table-row>
              <table:table-cell office:value-type="string"/>
              <table:table-cell office:value-type="float" office:value="5172.165">
                <text:p>5172.165</text:p>
              </table:table-cell>
              <table:table-cell office:value-type="float" office:value="5055.99404761905">
                <text:p>5055.99404761905</text:p>
              </table:table-cell>
              <table:table-cell office:value-type="float" office:value="4803.71">
                <text:p>4803.71</text:p>
              </table:table-cell>
            </table:table-row>
            <table:table-row>
              <table:table-cell office:value-type="string"/>
              <table:table-cell office:value-type="float" office:value="5172.165">
                <text:p>5172.165</text:p>
              </table:table-cell>
              <table:table-cell office:value-type="float" office:value="5372.31547619048">
                <text:p>5372.31547619048</text:p>
              </table:table-cell>
              <table:table-cell office:value-type="float" office:value="4448.38">
                <text:p>4448.38</text:p>
              </table:table-cell>
            </table:table-row>
            <table:table-row>
              <table:table-cell office:value-type="string"/>
              <table:table-cell office:value-type="float" office:value="5172.165">
                <text:p>5172.165</text:p>
              </table:table-cell>
              <table:table-cell office:value-type="float" office:value="5826.40654761905">
                <text:p>5826.40654761905</text:p>
              </table:table-cell>
              <table:table-cell office:value-type="float" office:value="4794.2">
                <text:p>4794.2</text:p>
              </table:table-cell>
            </table:table-row>
            <table:table-row>
              <table:table-cell office:value-type="string"/>
              <table:table-cell office:value-type="float" office:value="8110.5">
                <text:p>8110.5</text:p>
              </table:table-cell>
              <table:table-cell office:value-type="float" office:value="6404.20238095238">
                <text:p>6404.20238095238</text:p>
              </table:table-cell>
              <table:table-cell office:value-type="float" office:value="4705.87">
                <text:p>4705.87</text:p>
              </table:table-cell>
            </table:table-row>
            <table:table-row>
              <table:table-cell office:value-type="string"/>
              <table:table-cell office:value-type="float" office:value="8110.5">
                <text:p>8110.5</text:p>
              </table:table-cell>
              <table:table-cell office:value-type="float" office:value="7614.14107142857">
                <text:p>7614.14107142857</text:p>
              </table:table-cell>
              <table:table-cell office:value-type="float" office:value="4451.22">
                <text:p>4451.22</text:p>
              </table:table-cell>
            </table:table-row>
            <table:table-row>
              <table:table-cell office:value-type="string"/>
              <table:table-cell office:value-type="float" office:value="8110.5">
                <text:p>8110.5</text:p>
              </table:table-cell>
              <table:table-cell office:value-type="float" office:value="7153.18273809524">
                <text:p>7153.18273809524</text:p>
              </table:table-cell>
              <table:table-cell office:value-type="float" office:value="4303.27">
                <text:p>4303.27</text:p>
              </table:table-cell>
            </table:table-row>
            <table:table-row>
              <table:table-cell office:value-type="string"/>
              <table:table-cell office:value-type="float" office:value="8110.5">
                <text:p>8110.5</text:p>
              </table:table-cell>
              <table:table-cell office:value-type="float" office:value="8499.79107142857">
                <text:p>8499.79107142857</text:p>
              </table:table-cell>
              <table:table-cell office:value-type="float" office:value="4071.13">
                <text:p>4071.1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0">
      <number:number number:decimal-places="1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1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7.508cm" xlink:href=".." chart:class="chart:line" chart:style-name="ch1">
        <chart:title svg:x="5.41cm" svg:y="0.151cm" chart:style-name="ch2">
          <text:p>NO</text:p>
        </chart:title>
        <chart:legend chart:legend-position="bottom" svg:x="3.888cm" svg:y="6.742cm" chart:style-name="ch3"/>
        <chart:plot-area chart:style-name="ch4" table:cell-range-address="GHIDR.B2:GHIDR.D2 GHIDR.B6:GHIDR.D6 GHIDR.F6:GHIDR.H6 GHIDR.J6:GHIDR.L6 GHIDR.N6:GHIDR.P6 GHIDR.R6:GHIDR.T6 GHIDR.B13:GHIDR.D13 GHIDR.F13:GHIDR.H13 GHIDR.J13:GHIDR.L13 GHIDR.N13:GHIDR.P13 GHIDR.B20:GHIDR.D20 GHIDR.F20:GHIDR.H20 GHIDR.J20:GHIDR.L20 GHIDR.N20:GHIDR.P20 GHIDR.R20:GHIDR.T20" chart:data-source-has-labels="row" svg:x="0.261cm" svg:y="0.792cm" svg:width="10.625cm" svg:height="6.037cm">
          <chart:axis chart:dimension="x" chart:name="primary-x" chart:style-name="ch5">
            <chart:title svg:x="5.25cm" svg:y="6.382cm" chart:style-name="ch6">
              <text:p>Semana</text:p>
            </chart:title>
          </chart:axis>
          <chart:axis chart:dimension="y" chart:name="primary-y" chart:style-name="ch7">
            <chart:title svg:x="0.234cm" svg:y="3.776cm" chart:style-name="ch8">
              <text:p>MW</text:p>
            </chart:title>
            <chart:grid chart:style-name="ch9" chart:class="major"/>
          </chart:axis>
          <chart:series chart:style-name="ch10" chart:values-cell-range-address="GHIDR.B6:GHIDR.B6 GHIDR.F6:GHIDR.F6 GHIDR.J6:GHIDR.J6 GHIDR.N6:GHIDR.N6 GHIDR.R6:GHIDR.R6 GHIDR.B13:GHIDR.B13 GHIDR.F13:GHIDR.F13 GHIDR.J13:GHIDR.J13 GHIDR.N13:GHIDR.N13 GHIDR.B20:GHIDR.B20 GHIDR.F20:GHIDR.F20 GHIDR.J20:GHIDR.J20 GHIDR.N20:GHIDR.N20 GHIDR.R20:GHIDR.R20" chart:label-cell-address="GHIDR.B2:GHIDR.B2" chart:class="chart:line">
            <chart:data-point chart:repeated="14"/>
          </chart:series>
          <chart:series chart:style-name="ch11" chart:values-cell-range-address="GHIDR.C6:GHIDR.C6 GHIDR.G6:GHIDR.G6 GHIDR.K6:GHIDR.K6 GHIDR.O6:GHIDR.O6 GHIDR.S6:GHIDR.S6 GHIDR.C13:GHIDR.C13 GHIDR.G13:GHIDR.G13 GHIDR.K13:GHIDR.K13 GHIDR.O13:GHIDR.O13 GHIDR.C20:GHIDR.C20 GHIDR.G20:GHIDR.G20 GHIDR.K20:GHIDR.K20 GHIDR.O20:GHIDR.O20 GHIDR.S20:GHIDR.S20" chart:label-cell-address="GHIDR.C2:GHIDR.C2" chart:class="chart:line">
            <chart:data-point chart:repeated="14"/>
          </chart:series>
          <chart:series chart:style-name="ch12" chart:values-cell-range-address="GHIDR.D6:GHIDR.D6 GHIDR.H6:GHIDR.H6 GHIDR.L6:GHIDR.L6 GHIDR.P6:GHIDR.P6 GHIDR.T6:GHIDR.T6 GHIDR.D13:GHIDR.D13 GHIDR.H13:GHIDR.H13 GHIDR.L13:GHIDR.L13 GHIDR.P13:GHIDR.P13 GHIDR.D20:GHIDR.D20 GHIDR.H20:GHIDR.H20 GHIDR.L20:GHIDR.L20 GHIDR.P20:GHIDR.P20 GHIDR.T20:GHIDR.T20" chart:label-cell-address="GHIDR.D2:GHIDR.D2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HIDR.B2:GHIDR.B2">ODIN</text:p>
              </table:table-cell>
              <table:table-cell office:value-type="string">
                <text:p text:id="GHIDR.C2:GHIDR.C2">PMO</text:p>
              </table:table-cell>
              <table:table-cell office:value-type="string">
                <text:p text:id="GHIDR.D2:GHIDR.D2">REAL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913">
                <text:p text:id="GHIDR.B6:GHIDR.B6 GHIDR.F6:GHIDR.F6 GHIDR.J6:GHIDR.J6 GHIDR.N6:GHIDR.N6 GHIDR.R6:GHIDR.R6 GHIDR.B13:GHIDR.B13 GHIDR.F13:GHIDR.F13 GHIDR.J13:GHIDR.J13 GHIDR.N13:GHIDR.N13 GHIDR.B20:GHIDR.B20 GHIDR.F20:GHIDR.F20 GHIDR.J20:GHIDR.J20 GHIDR.N20:GHIDR.N20 GHIDR.R20:GHIDR.R20">3913</text:p>
              </table:table-cell>
              <table:table-cell office:value-type="float" office:value="7487.2">
                <text:p text:id="GHIDR.C6:GHIDR.C6 GHIDR.G6:GHIDR.G6 GHIDR.K6:GHIDR.K6 GHIDR.O6:GHIDR.O6 GHIDR.S6:GHIDR.S6 GHIDR.C13:GHIDR.C13 GHIDR.G13:GHIDR.G13 GHIDR.K13:GHIDR.K13 GHIDR.O13:GHIDR.O13 GHIDR.C20:GHIDR.C20 GHIDR.G20:GHIDR.G20 GHIDR.K20:GHIDR.K20 GHIDR.O20:GHIDR.O20 GHIDR.S20:GHIDR.S20">7487.2</text:p>
              </table:table-cell>
              <table:table-cell office:value-type="float" office:value="6940.76">
                <text:p text:id="GHIDR.D6:GHIDR.D6 GHIDR.H6:GHIDR.H6 GHIDR.L6:GHIDR.L6 GHIDR.P6:GHIDR.P6 GHIDR.T6:GHIDR.T6 GHIDR.D13:GHIDR.D13 GHIDR.H13:GHIDR.H13 GHIDR.L13:GHIDR.L13 GHIDR.P13:GHIDR.P13 GHIDR.D20:GHIDR.D20 GHIDR.H20:GHIDR.H20 GHIDR.L20:GHIDR.L20 GHIDR.P20:GHIDR.P20 GHIDR.T20:GHIDR.T20">6940.76</text:p>
              </table:table-cell>
            </table:table-row>
            <table:table-row>
              <table:table-cell office:value-type="string"/>
              <table:table-cell office:value-type="float" office:value="3913">
                <text:p>3913</text:p>
              </table:table-cell>
              <table:table-cell office:value-type="float" office:value="7614.6678">
                <text:p>7614.6678</text:p>
              </table:table-cell>
              <table:table-cell office:value-type="float" office:value="6902.82">
                <text:p>6902.82</text:p>
              </table:table-cell>
            </table:table-row>
            <table:table-row>
              <table:table-cell office:value-type="string"/>
              <table:table-cell office:value-type="float" office:value="3913">
                <text:p>3913</text:p>
              </table:table-cell>
              <table:table-cell office:value-type="float" office:value="7487.2">
                <text:p>7487.2</text:p>
              </table:table-cell>
              <table:table-cell office:value-type="float" office:value="6757.52">
                <text:p>6757.52</text:p>
              </table:table-cell>
            </table:table-row>
            <table:table-row>
              <table:table-cell office:value-type="string"/>
              <table:table-cell office:value-type="float" office:value="3913">
                <text:p>3913</text:p>
              </table:table-cell>
              <table:table-cell office:value-type="float" office:value="7487.2">
                <text:p>7487.2</text:p>
              </table:table-cell>
              <table:table-cell office:value-type="float" office:value="7115.01">
                <text:p>7115.01</text:p>
              </table:table-cell>
            </table:table-row>
            <table:table-row>
              <table:table-cell office:value-type="string"/>
              <table:table-cell office:value-type="float" office:value="3913">
                <text:p>3913</text:p>
              </table:table-cell>
              <table:table-cell office:value-type="float" office:value="7487.2">
                <text:p>7487.2</text:p>
              </table:table-cell>
              <table:table-cell office:value-type="float" office:value="7351.65">
                <text:p>7351.65</text:p>
              </table:table-cell>
            </table:table-row>
            <table:table-row>
              <table:table-cell office:value-type="string"/>
              <table:table-cell office:value-type="float" office:value="3931.999">
                <text:p>3931.999</text:p>
              </table:table-cell>
              <table:table-cell office:value-type="float" office:value="7487.2">
                <text:p>7487.2</text:p>
              </table:table-cell>
              <table:table-cell office:value-type="float" office:value="7207.31">
                <text:p>7207.31</text:p>
              </table:table-cell>
            </table:table-row>
            <table:table-row>
              <table:table-cell office:value-type="string"/>
              <table:table-cell office:value-type="float" office:value="3931.999">
                <text:p>3931.999</text:p>
              </table:table-cell>
              <table:table-cell office:value-type="float" office:value="7158.25357142857">
                <text:p>7158.25357142857</text:p>
              </table:table-cell>
              <table:table-cell office:value-type="float" office:value="7183.08">
                <text:p>7183.08</text:p>
              </table:table-cell>
            </table:table-row>
            <table:table-row>
              <table:table-cell office:value-type="string"/>
              <table:table-cell office:value-type="float" office:value="3931.999">
                <text:p>3931.999</text:p>
              </table:table-cell>
              <table:table-cell office:value-type="float" office:value="6732.25238095238">
                <text:p>6732.25238095238</text:p>
              </table:table-cell>
              <table:table-cell office:value-type="float" office:value="6262.25">
                <text:p>6262.25</text:p>
              </table:table-cell>
            </table:table-row>
            <table:table-row>
              <table:table-cell office:value-type="string"/>
              <table:table-cell office:value-type="float" office:value="3931.999">
                <text:p>3931.999</text:p>
              </table:table-cell>
              <table:table-cell office:value-type="float" office:value="4576.31607142857">
                <text:p>4576.31607142857</text:p>
              </table:table-cell>
              <table:table-cell office:value-type="float" office:value="4278.18">
                <text:p>4278.18</text:p>
              </table:table-cell>
            </table:table-row>
            <table:table-row>
              <table:table-cell office:value-type="string"/>
              <table:table-cell office:value-type="float" office:value="3913">
                <text:p>3913</text:p>
              </table:table-cell>
              <table:table-cell office:value-type="float" office:value="4950.76011904762">
                <text:p>4950.76011904762</text:p>
              </table:table-cell>
              <table:table-cell office:value-type="float" office:value="4823.19">
                <text:p>4823.19</text:p>
              </table:table-cell>
            </table:table-row>
            <table:table-row>
              <table:table-cell office:value-type="string"/>
              <table:table-cell office:value-type="float" office:value="3913">
                <text:p>3913</text:p>
              </table:table-cell>
              <table:table-cell office:value-type="float" office:value="5189.40119047619">
                <text:p>5189.40119047619</text:p>
              </table:table-cell>
              <table:table-cell office:value-type="float" office:value="4789.12">
                <text:p>4789.12</text:p>
              </table:table-cell>
            </table:table-row>
            <table:table-row>
              <table:table-cell office:value-type="string"/>
              <table:table-cell office:value-type="float" office:value="3913">
                <text:p>3913</text:p>
              </table:table-cell>
              <table:table-cell office:value-type="float" office:value="3962.54404761905">
                <text:p>3962.54404761905</text:p>
              </table:table-cell>
              <table:table-cell office:value-type="float" office:value="3944.84">
                <text:p>3944.84</text:p>
              </table:table-cell>
            </table:table-row>
            <table:table-row>
              <table:table-cell office:value-type="string"/>
              <table:table-cell office:value-type="float" office:value="3913">
                <text:p>3913</text:p>
              </table:table-cell>
              <table:table-cell office:value-type="float" office:value="3669.92857142857">
                <text:p>3669.92857142857</text:p>
              </table:table-cell>
              <table:table-cell office:value-type="float" office:value="3463.38">
                <text:p>3463.3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